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87cm"/>
    </style:style>
    <style:style style:name="co2" style:family="table-column">
      <style:table-column-properties fo:break-before="auto" style:column-width="2.05cm"/>
    </style:style>
    <style:style style:name="co3" style:family="table-column">
      <style:table-column-properties fo:break-before="auto" style:column-width="3.059cm"/>
    </style:style>
    <style:style style:name="co4" style:family="table-column">
      <style:table-column-properties fo:break-before="auto" style:column-width="2.976cm"/>
    </style:style>
    <style:style style:name="co5" style:family="table-column">
      <style:table-column-properties fo:break-before="auto" style:column-width="2.041cm"/>
    </style:style>
    <style:style style:name="co6" style:family="table-column">
      <style:table-column-properties fo:break-before="auto" style:column-width="1.261cm"/>
    </style:style>
    <style:style style:name="co7" style:family="table-column">
      <style:table-column-properties fo:break-before="auto" style:column-width="2.187cm"/>
    </style:style>
    <style:style style:name="co8" style:family="table-column">
      <style:table-column-properties fo:break-before="auto" style:column-width="0.961cm"/>
    </style:style>
    <style:style style:name="co9" style:family="table-column">
      <style:table-column-properties fo:break-before="auto" style:column-width="1.07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16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2017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 calcext:value-type="string">
            <text:p>time_start</text:p>
          </table:table-cell>
          <table:table-cell office:value-type="string" calcext:value-type="string">
            <text:p>time_end</text:p>
          </table:table-cell>
          <table:table-cell office:value-type="string" calcext:value-type="string">
            <text:p>cloud_description</text:p>
          </table:table-cell>
          <table:table-cell office:value-type="string" calcext:value-type="string">
            <text:p>relative_humidity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precip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X – X^</text:p>
          </table:table-cell>
          <table:table-cell office:value-type="string" calcext:value-type="string">
            <text:p>Y – Y^</text:p>
          </table:table-cell>
          <table:table-cell office:value-type="string" calcext:value-type="string">
            <text:p>producto 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6-10-01</text:p>
          </table:table-cell>
          <table:table-cell table:style-name="ce2" office:value-type="string" calcext:value-type="string">
            <text:p>2016-10-02</text:p>
          </table:table-cell>
          <table:table-cell office:value-type="string" calcext:value-type="string">
            <text:p>Overcast_clouds</text:p>
          </table:table-cell>
          <table:table-cell office:value-type="float" office:value="75.96" calcext:value-type="float">
            <text:p>75.96</text:p>
          </table:table-cell>
          <table:table-cell office:value-type="float" office:value="91.48" calcext:value-type="float">
            <text:p>91.48</text:p>
          </table:table-cell>
          <table:table-cell office:value-type="float" office:value="0" calcext:value-type="float">
            <text:p>0</text:p>
          </table:table-cell>
          <table:table-cell office:value-type="float" office:value="24.22" calcext:value-type="float">
            <text:p>24.22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2]-[.$D$119]" office:value-type="float" office:value="7.88234782608693" calcext:value-type="float">
            <text:p>7.882</text:p>
          </table:table-cell>
          <table:table-cell table:style-name="ce4" table:formula="of:=[.G2]-[.$E$119]" office:value-type="float" office:value="-63.0503478260869" calcext:value-type="float">
            <text:p>-63.050</text:p>
          </table:table-cell>
          <table:table-cell table:style-name="ce4" table:formula="of:=[.K2]*[.L2]" office:value-type="float" office:value="-496.984772120981" calcext:value-type="float">
            <text:p>-496.98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6-10-02</text:p>
          </table:table-cell>
          <table:table-cell table:style-name="ce2" office:value-type="string" calcext:value-type="string">
            <text:p>2016-10-03</text:p>
          </table:table-cell>
          <table:table-cell office:value-type="string" calcext:value-type="string">
            <text:p>Overcast_clouds</text:p>
          </table:table-cell>
          <table:table-cell office:value-type="float" office:value="74.29" calcext:value-type="float">
            <text:p>74.29</text:p>
          </table:table-cell>
          <table:table-cell office:value-type="float" office:value="87.12" calcext:value-type="float">
            <text:p>87.12</text:p>
          </table:table-cell>
          <table:table-cell office:value-type="float" office:value="0" calcext:value-type="float">
            <text:p>0</text:p>
          </table:table-cell>
          <table:table-cell office:value-type="float" office:value="24.33" calcext:value-type="float">
            <text:p>24.33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3]-[.$D$119]" office:value-type="float" office:value="6.21234782608694" calcext:value-type="float">
            <text:p>6.212</text:p>
          </table:table-cell>
          <table:table-cell table:style-name="ce4" table:formula="of:=[.G3]-[.$E$119]" office:value-type="float" office:value="-62.9403478260869" calcext:value-type="float">
            <text:p>-62.940</text:p>
          </table:table-cell>
          <table:table-cell table:style-name="ce4" table:formula="of:=[.K3]*[.L3]" office:value-type="float" office:value="-391.007332990547" calcext:value-type="float">
            <text:p>-391.00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6-10-03</text:p>
          </table:table-cell>
          <table:table-cell table:style-name="ce2" office:value-type="string" calcext:value-type="string">
            <text:p>2016-10-04</text:p>
          </table:table-cell>
          <table:table-cell office:value-type="string" calcext:value-type="string">
            <text:p>Overcast_clouds</text:p>
          </table:table-cell>
          <table:table-cell office:value-type="float" office:value="70.27" calcext:value-type="float">
            <text:p>70.27</text:p>
          </table:table-cell>
          <table:table-cell office:value-type="float" office:value="80.73" calcext:value-type="float">
            <text:p>80.73</text:p>
          </table:table-cell>
          <table:table-cell office:value-type="float" office:value="0" calcext:value-type="float">
            <text:p>0</text:p>
          </table:table-cell>
          <table:table-cell office:value-type="float" office:value="25.8" calcext:value-type="float">
            <text:p>25.8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4]-[.$D$119]" office:value-type="float" office:value="2.19234782608693" calcext:value-type="float">
            <text:p>2.192</text:p>
          </table:table-cell>
          <table:table-cell table:style-name="ce4" table:formula="of:=[.G4]-[.$E$119]" office:value-type="float" office:value="-61.4703478260869" calcext:value-type="float">
            <text:p>-61.470</text:p>
          </table:table-cell>
          <table:table-cell table:style-name="ce4" table:formula="of:=[.K4]*[.L4]" office:value-type="float" office:value="-134.764383425329" calcext:value-type="float">
            <text:p>-134.76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6-10-04</text:p>
          </table:table-cell>
          <table:table-cell table:style-name="ce2" office:value-type="string" calcext:value-type="string">
            <text:p>2016-10-05</text:p>
          </table:table-cell>
          <table:table-cell office:value-type="string" calcext:value-type="string">
            <text:p>Overcast_clouds</text:p>
          </table:table-cell>
          <table:table-cell office:value-type="float" office:value="71.23" calcext:value-type="float">
            <text:p>71.23</text:p>
          </table:table-cell>
          <table:table-cell office:value-type="float" office:value="91.15" calcext:value-type="float">
            <text:p>91.15</text:p>
          </table:table-cell>
          <table:table-cell office:value-type="float" office:value="0" calcext:value-type="float">
            <text:p>0</text:p>
          </table:table-cell>
          <table:table-cell office:value-type="float" office:value="25.46" calcext:value-type="float">
            <text:p>25.46</text:p>
          </table:table-cell>
          <table:table-cell office:value-type="string" calcext:value-type="string">
            <text:p>c04d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5]-[.$D$119]" office:value-type="float" office:value="3.15234782608694" calcext:value-type="float">
            <text:p>3.152</text:p>
          </table:table-cell>
          <table:table-cell table:style-name="ce4" table:formula="of:=[.G5]-[.$E$119]" office:value-type="float" office:value="-61.8103478260869" calcext:value-type="float">
            <text:p>-61.810</text:p>
          </table:table-cell>
          <table:table-cell table:style-name="ce4" table:formula="of:=[.K5]*[.L5]" office:value-type="float" office:value="-194.847715599243" calcext:value-type="float">
            <text:p>-194.84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6-10-05</text:p>
          </table:table-cell>
          <table:table-cell table:style-name="ce2" office:value-type="string" calcext:value-type="string">
            <text:p>2016-10-06</text:p>
          </table:table-cell>
          <table:table-cell office:value-type="string" calcext:value-type="string">
            <text:p>Overcast_clouds</text:p>
          </table:table-cell>
          <table:table-cell office:value-type="float" office:value="71.26" calcext:value-type="float">
            <text:p>71.26</text:p>
          </table:table-cell>
          <table:table-cell office:value-type="float" office:value="84.47" calcext:value-type="float">
            <text:p>84.47</text:p>
          </table:table-cell>
          <table:table-cell office:value-type="float" office:value="0" calcext:value-type="float">
            <text:p>0</text:p>
          </table:table-cell>
          <table:table-cell office:value-type="float" office:value="24.84" calcext:value-type="float">
            <text:p>24.84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6]-[.$D$119]" office:value-type="float" office:value="3.18234782608694" calcext:value-type="float">
            <text:p>3.182</text:p>
          </table:table-cell>
          <table:table-cell table:style-name="ce4" table:formula="of:=[.G6]-[.$E$119]" office:value-type="float" office:value="-62.4303478260869" calcext:value-type="float">
            <text:p>-62.430</text:p>
          </table:table-cell>
          <table:table-cell table:style-name="ce4" table:formula="of:=[.K6]*[.L6]" office:value-type="float" office:value="-198.675081686199" calcext:value-type="float">
            <text:p>-198.67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6-10-06</text:p>
          </table:table-cell>
          <table:table-cell table:style-name="ce2" office:value-type="string" calcext:value-type="string">
            <text:p>2016-10-07</text:p>
          </table:table-cell>
          <table:table-cell office:value-type="string" calcext:value-type="string">
            <text:p>Overcast_clouds</text:p>
          </table:table-cell>
          <table:table-cell office:value-type="float" office:value="68.91" calcext:value-type="float">
            <text:p>68.91</text:p>
          </table:table-cell>
          <table:table-cell office:value-type="float" office:value="86.59" calcext:value-type="float">
            <text:p>86.59</text:p>
          </table:table-cell>
          <table:table-cell office:value-type="float" office:value="0" calcext:value-type="float">
            <text:p>0</text:p>
          </table:table-cell>
          <table:table-cell office:value-type="float" office:value="25.09" calcext:value-type="float">
            <text:p>25.09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7]-[.$D$119]" office:value-type="float" office:value="0.832347826086931" calcext:value-type="float">
            <text:p>0.832</text:p>
          </table:table-cell>
          <table:table-cell table:style-name="ce4" table:formula="of:=[.G7]-[.$E$119]" office:value-type="float" office:value="-62.1803478260869" calcext:value-type="float">
            <text:p>-62.180</text:p>
          </table:table-cell>
          <table:table-cell table:style-name="ce4" table:formula="of:=[.K7]*[.L7]" office:value-type="float" office:value="-51.7556773383727" calcext:value-type="float">
            <text:p>-51.75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6-10-07</text:p>
          </table:table-cell>
          <table:table-cell table:style-name="ce2" office:value-type="string" calcext:value-type="string">
            <text:p>2016-10-08</text:p>
          </table:table-cell>
          <table:table-cell office:value-type="string" calcext:value-type="string">
            <text:p>Overcast_clouds</text:p>
          </table:table-cell>
          <table:table-cell office:value-type="float" office:value="74.19" calcext:value-type="float">
            <text:p>74.19</text:p>
          </table:table-cell>
          <table:table-cell office:value-type="float" office:value="90.69" calcext:value-type="float">
            <text:p>90.69</text:p>
          </table:table-cell>
          <table:table-cell office:value-type="float" office:value="0" calcext:value-type="float">
            <text:p>0</text:p>
          </table:table-cell>
          <table:table-cell office:value-type="float" office:value="23.75" calcext:value-type="float">
            <text:p>23.75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8]-[.$D$119]" office:value-type="float" office:value="6.11234782608693" calcext:value-type="float">
            <text:p>6.112</text:p>
          </table:table-cell>
          <table:table-cell table:style-name="ce4" table:formula="of:=[.G8]-[.$E$119]" office:value-type="float" office:value="-63.5203478260869" calcext:value-type="float">
            <text:p>-63.520</text:p>
          </table:table-cell>
          <table:table-cell table:style-name="ce4" table:formula="of:=[.K8]*[.L8]" office:value-type="float" office:value="-388.258459947068" calcext:value-type="float">
            <text:p>-388.25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6-10-08</text:p>
          </table:table-cell>
          <table:table-cell table:style-name="ce2" office:value-type="string" calcext:value-type="string">
            <text:p>2016-10-09</text:p>
          </table:table-cell>
          <table:table-cell office:value-type="string" calcext:value-type="string">
            <text:p>Overcast_clouds</text:p>
          </table:table-cell>
          <table:table-cell office:value-type="float" office:value="74.25" calcext:value-type="float">
            <text:p>74.25</text:p>
          </table:table-cell>
          <table:table-cell office:value-type="float" office:value="95.75" calcext:value-type="float">
            <text:p>95.75</text:p>
          </table:table-cell>
          <table:table-cell office:value-type="float" office:value="0" calcext:value-type="float">
            <text:p>0</text:p>
          </table:table-cell>
          <table:table-cell office:value-type="float" office:value="22.75" calcext:value-type="float">
            <text:p>22.75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9]-[.$D$119]" office:value-type="float" office:value="6.17234782608693" calcext:value-type="float">
            <text:p>6.172</text:p>
          </table:table-cell>
          <table:table-cell table:style-name="ce4" table:formula="of:=[.G9]-[.$E$119]" office:value-type="float" office:value="-64.5203478260869" calcext:value-type="float">
            <text:p>-64.520</text:p>
          </table:table-cell>
          <table:table-cell table:style-name="ce4" table:formula="of:=[.K9]*[.L9]" office:value-type="float" office:value="-398.24202864272" calcext:value-type="float">
            <text:p>-398.24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6-10-09</text:p>
          </table:table-cell>
          <table:table-cell table:style-name="ce2" office:value-type="string" calcext:value-type="string">
            <text:p>2016-10-10</text:p>
          </table:table-cell>
          <table:table-cell office:value-type="string" calcext:value-type="string">
            <text:p>Overcast_clouds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2.2" calcext:value-type="float">
            <text:p>22.2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10]-[.$D$119]" office:value-type="float" office:value="9.92234782608693" calcext:value-type="float">
            <text:p>9.922</text:p>
          </table:table-cell>
          <table:table-cell table:style-name="ce4" table:formula="of:=[.G10]-[.$E$119]" office:value-type="float" office:value="-65.0703478260869" calcext:value-type="float">
            <text:p>-65.070</text:p>
          </table:table-cell>
          <table:table-cell table:style-name="ce4" table:formula="of:=[.K10]*[.L10]" office:value-type="float" office:value="-645.650624294894" calcext:value-type="float">
            <text:p>-645.65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6-10-10</text:p>
          </table:table-cell>
          <table:table-cell table:style-name="ce2" office:value-type="string" calcext:value-type="string">
            <text:p>2016-10-11</text:p>
          </table:table-cell>
          <table:table-cell office:value-type="string" calcext:value-type="string">
            <text:p>Overcast_clouds</text:p>
          </table:table-cell>
          <table:table-cell office:value-type="float" office:value="68.78" calcext:value-type="float">
            <text:p>68.78</text:p>
          </table:table-cell>
          <table:table-cell office:value-type="float" office:value="81.72" calcext:value-type="float">
            <text:p>81.72</text:p>
          </table:table-cell>
          <table:table-cell office:value-type="float" office:value="0" calcext:value-type="float">
            <text:p>0</text:p>
          </table:table-cell>
          <table:table-cell office:value-type="float" office:value="24.89" calcext:value-type="float">
            <text:p>24.89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11]-[.$D$119]" office:value-type="float" office:value="0.702347826086935" calcext:value-type="float">
            <text:p>0.702</text:p>
          </table:table-cell>
          <table:table-cell table:style-name="ce4" table:formula="of:=[.G11]-[.$E$119]" office:value-type="float" office:value="-62.3803478260869" calcext:value-type="float">
            <text:p>-62.380</text:p>
          </table:table-cell>
          <table:table-cell table:style-name="ce4" table:formula="of:=[.K11]*[.L11]" office:value-type="float" office:value="-43.812701686199" calcext:value-type="float">
            <text:p>-43.81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6-10-12</text:p>
          </table:table-cell>
          <table:table-cell table:style-name="ce2" office:value-type="string" calcext:value-type="string">
            <text:p>2016-10-13</text:p>
          </table:table-cell>
          <table:table-cell office:value-type="string" calcext:value-type="string">
            <text:p>Overcast_clouds</text:p>
          </table:table-cell>
          <table:table-cell office:value-type="float" office:value="62.22" calcext:value-type="float">
            <text:p>62.22</text:p>
          </table:table-cell>
          <table:table-cell office:value-type="float" office:value="86.22" calcext:value-type="float">
            <text:p>86.22</text:p>
          </table:table-cell>
          <table:table-cell office:value-type="float" office:value="0" calcext:value-type="float">
            <text:p>0</text:p>
          </table:table-cell>
          <table:table-cell office:value-type="float" office:value="27.56" calcext:value-type="float">
            <text:p>27.56</text:p>
          </table:table-cell>
          <table:table-cell office:value-type="string" calcext:value-type="string">
            <text:p>c04d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12]-[.$D$119]" office:value-type="float" office:value="-5.85765217391307" calcext:value-type="float">
            <text:p>-5.858</text:p>
          </table:table-cell>
          <table:table-cell table:style-name="ce4" table:formula="of:=[.G12]-[.$E$119]" office:value-type="float" office:value="-59.7103478260869" calcext:value-type="float">
            <text:p>-59.710</text:p>
          </table:table-cell>
          <table:table-cell table:style-name="ce4" table:formula="of:=[.K12]*[.L12]" office:value-type="float" office:value="349.762448748583" calcext:value-type="float">
            <text:p>349.7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6-10-13</text:p>
          </table:table-cell>
          <table:table-cell table:style-name="ce2" office:value-type="string" calcext:value-type="string">
            <text:p>2016-10-14</text:p>
          </table:table-cell>
          <table:table-cell office:value-type="string" calcext:value-type="string">
            <text:p>Overcast_clouds</text:p>
          </table:table-cell>
          <table:table-cell office:value-type="float" office:value="79" calcext:value-type="float">
            <text:p>79</text:p>
          </table:table-cell>
          <table:table-cell office:value-type="float" office:value="77.2" calcext:value-type="float">
            <text:p>77.2</text:p>
          </table:table-cell>
          <table:table-cell office:value-type="float" office:value="0" calcext:value-type="float">
            <text:p>0</text:p>
          </table:table-cell>
          <table:table-cell office:value-type="float" office:value="22.6" calcext:value-type="float">
            <text:p>22.6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13]-[.$D$119]" office:value-type="float" office:value="10.9223478260869" calcext:value-type="float">
            <text:p>10.922</text:p>
          </table:table-cell>
          <table:table-cell table:style-name="ce4" table:formula="of:=[.G13]-[.$E$119]" office:value-type="float" office:value="-64.6703478260869" calcext:value-type="float">
            <text:p>-64.670</text:p>
          </table:table-cell>
          <table:table-cell table:style-name="ce4" table:formula="of:=[.K13]*[.L13]" office:value-type="float" office:value="-706.352032990546" calcext:value-type="float">
            <text:p>-706.35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6-10-14</text:p>
          </table:table-cell>
          <table:table-cell table:style-name="ce2" office:value-type="string" calcext:value-type="string">
            <text:p>2016-10-15</text:p>
          </table:table-cell>
          <table:table-cell office:value-type="string" calcext:value-type="string">
            <text:p>Overcast_clouds</text:p>
          </table:table-cell>
          <table:table-cell office:value-type="float" office:value="75.27" calcext:value-type="float">
            <text:p>75.27</text:p>
          </table:table-cell>
          <table:table-cell office:value-type="float" office:value="79.07" calcext:value-type="float">
            <text:p>79.0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14]-[.$D$119]" office:value-type="float" office:value="7.19234782608693" calcext:value-type="float">
            <text:p>7.192</text:p>
          </table:table-cell>
          <table:table-cell table:style-name="ce4" table:formula="of:=[.G14]-[.$E$119]" office:value-type="float" office:value="-64.2703478260869" calcext:value-type="float">
            <text:p>-64.270</text:p>
          </table:table-cell>
          <table:table-cell table:style-name="ce4" table:formula="of:=[.K14]*[.L14]" office:value-type="float" office:value="-462.254696468807" calcext:value-type="float">
            <text:p>-462.25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6-10-15</text:p>
          </table:table-cell>
          <table:table-cell table:style-name="ce2" office:value-type="string" calcext:value-type="string">
            <text:p>2016-10-16</text:p>
          </table:table-cell>
          <table:table-cell office:value-type="string" calcext:value-type="string">
            <text:p>Overcast_clouds</text:p>
          </table:table-cell>
          <table:table-cell office:value-type="float" office:value="74.57" calcext:value-type="float">
            <text:p>74.57</text:p>
          </table:table-cell>
          <table:table-cell office:value-type="float" office:value="87.36" calcext:value-type="float">
            <text:p>87.36</text:p>
          </table:table-cell>
          <table:table-cell office:value-type="float" office:value="0" calcext:value-type="float">
            <text:p>0</text:p>
          </table:table-cell>
          <table:table-cell office:value-type="float" office:value="23.36" calcext:value-type="float">
            <text:p>23.36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15]-[.$D$119]" office:value-type="float" office:value="6.49234782608693" calcext:value-type="float">
            <text:p>6.492</text:p>
          </table:table-cell>
          <table:table-cell table:style-name="ce4" table:formula="of:=[.G15]-[.$E$119]" office:value-type="float" office:value="-63.9103478260869" calcext:value-type="float">
            <text:p>-63.910</text:p>
          </table:table-cell>
          <table:table-cell table:style-name="ce4" table:formula="of:=[.K15]*[.L15]" office:value-type="float" office:value="-414.928207773155" calcext:value-type="float">
            <text:p>-414.92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6-10-16</text:p>
          </table:table-cell>
          <table:table-cell table:style-name="ce2" office:value-type="string" calcext:value-type="string">
            <text:p>2016-10-17</text:p>
          </table:table-cell>
          <table:table-cell office:value-type="string" calcext:value-type="string">
            <text:p>Overcast_clouds</text:p>
          </table:table-cell>
          <table:table-cell office:value-type="float" office:value="74" calcext:value-type="float">
            <text:p>74</text:p>
          </table:table-cell>
          <table:table-cell office:value-type="float" office:value="82.23" calcext:value-type="float">
            <text:p>82.23</text:p>
          </table:table-cell>
          <table:table-cell office:value-type="float" office:value="0" calcext:value-type="float">
            <text:p>0</text:p>
          </table:table-cell>
          <table:table-cell office:value-type="float" office:value="23.15" calcext:value-type="float">
            <text:p>23.15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16]-[.$D$119]" office:value-type="float" office:value="5.92234782608693" calcext:value-type="float">
            <text:p>5.922</text:p>
          </table:table-cell>
          <table:table-cell table:style-name="ce4" table:formula="of:=[.G16]-[.$E$119]" office:value-type="float" office:value="-64.1203478260869" calcext:value-type="float">
            <text:p>-64.120</text:p>
          </table:table-cell>
          <table:table-cell table:style-name="ce4" table:formula="of:=[.K16]*[.L16]" office:value-type="float" office:value="-379.743002555764" calcext:value-type="float">
            <text:p>-379.74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2016-10-17</text:p>
          </table:table-cell>
          <table:table-cell table:style-name="ce2" office:value-type="string" calcext:value-type="string">
            <text:p>2016-10-18</text:p>
          </table:table-cell>
          <table:table-cell office:value-type="string" calcext:value-type="string">
            <text:p>Overcast_clouds</text:p>
          </table:table-cell>
          <table:table-cell office:value-type="float" office:value="82" calcext:value-type="float">
            <text:p>82</text:p>
          </table:table-cell>
          <table:table-cell office:value-type="float" office:value="86.75" calcext:value-type="float">
            <text:p>86.7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17]-[.$D$119]" office:value-type="float" office:value="13.9223478260869" calcext:value-type="float">
            <text:p>13.922</text:p>
          </table:table-cell>
          <table:table-cell table:style-name="ce4" table:formula="of:=[.G17]-[.$E$119]" office:value-type="float" office:value="-66.2703478260869" calcext:value-type="float">
            <text:p>-66.270</text:p>
          </table:table-cell>
          <table:table-cell table:style-name="ce4" table:formula="of:=[.K17]*[.L17]" office:value-type="float" office:value="-922.638832990546" calcext:value-type="float">
            <text:p>-922.63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6-10-20</text:p>
          </table:table-cell>
          <table:table-cell table:style-name="ce2" office:value-type="string" calcext:value-type="string">
            <text:p>2016-10-21</text:p>
          </table:table-cell>
          <table:table-cell office:value-type="string" calcext:value-type="string">
            <text:p>Overcast_clouds</text:p>
          </table:table-cell>
          <table:table-cell office:value-type="float" office:value="54.43" calcext:value-type="float">
            <text:p>54.43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28.86" calcext:value-type="float">
            <text:p>28.86</text:p>
          </table:table-cell>
          <table:table-cell office:value-type="string" calcext:value-type="string">
            <text:p>c04d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18]-[.$D$119]" office:value-type="float" office:value="-13.6476521739131" calcext:value-type="float">
            <text:p>-13.648</text:p>
          </table:table-cell>
          <table:table-cell table:style-name="ce4" table:formula="of:=[.G18]-[.$E$119]" office:value-type="float" office:value="-58.4103478260869" calcext:value-type="float">
            <text:p>-58.410</text:p>
          </table:table-cell>
          <table:table-cell table:style-name="ce4" table:formula="of:=[.K18]*[.L18]" office:value-type="float" office:value="797.164110487713" calcext:value-type="float">
            <text:p>797.16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6-10-21</text:p>
          </table:table-cell>
          <table:table-cell table:style-name="ce2" office:value-type="string" calcext:value-type="string">
            <text:p>2016-10-22</text:p>
          </table:table-cell>
          <table:table-cell office:value-type="string" calcext:value-type="string">
            <text:p>Overcast_clouds</text:p>
          </table:table-cell>
          <table:table-cell office:value-type="float" office:value="74" calcext:value-type="float">
            <text:p>74</text:p>
          </table:table-cell>
          <table:table-cell office:value-type="float" office:value="81.2" calcext:value-type="float">
            <text:p>81.2</text:p>
          </table:table-cell>
          <table:table-cell office:value-type="float" office:value="0" calcext:value-type="float">
            <text:p>0</text:p>
          </table:table-cell>
          <table:table-cell office:value-type="float" office:value="22.6" calcext:value-type="float">
            <text:p>22.6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19]-[.$D$119]" office:value-type="float" office:value="5.92234782608693" calcext:value-type="float">
            <text:p>5.922</text:p>
          </table:table-cell>
          <table:table-cell table:style-name="ce4" table:formula="of:=[.G19]-[.$E$119]" office:value-type="float" office:value="-64.6703478260869" calcext:value-type="float">
            <text:p>-64.670</text:p>
          </table:table-cell>
          <table:table-cell table:style-name="ce4" table:formula="of:=[.K19]*[.L19]" office:value-type="float" office:value="-383.000293860112" calcext:value-type="float">
            <text:p>-383.0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6-10-24</text:p>
          </table:table-cell>
          <table:table-cell table:style-name="ce2" office:value-type="string" calcext:value-type="string">
            <text:p>2016-10-25</text:p>
          </table:table-cell>
          <table:table-cell office:value-type="string" calcext:value-type="string">
            <text:p>Overcast_clouds</text:p>
          </table:table-cell>
          <table:table-cell office:value-type="float" office:value="10.86" calcext:value-type="float">
            <text:p>10.86</text:p>
          </table:table-cell>
          <table:table-cell office:value-type="float" office:value="91.14" calcext:value-type="float">
            <text:p>91.14</text:p>
          </table:table-cell>
          <table:table-cell office:value-type="float" office:value="0" calcext:value-type="float">
            <text:p>0</text:p>
          </table:table-cell>
          <table:table-cell office:value-type="float" office:value="3.14" calcext:value-type="float">
            <text:p>3.14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20]-[.$D$119]" office:value-type="float" office:value="-57.2176521739131" calcext:value-type="float">
            <text:p>-57.218</text:p>
          </table:table-cell>
          <table:table-cell table:style-name="ce4" table:formula="of:=[.G20]-[.$E$119]" office:value-type="float" office:value="-84.1303478260869" calcext:value-type="float">
            <text:p>-84.130</text:p>
          </table:table-cell>
          <table:table-cell table:style-name="ce4" table:formula="of:=[.K20]*[.L20]" office:value-type="float" office:value="4813.74097918336" calcext:value-type="float">
            <text:p>4813.74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6-10-25</text:p>
          </table:table-cell>
          <table:table-cell table:style-name="ce2" office:value-type="string" calcext:value-type="string">
            <text:p>2016-10-26</text:p>
          </table:table-cell>
          <table:table-cell office:value-type="string" calcext:value-type="string">
            <text:p>Overcast_clouds</text:p>
          </table:table-cell>
          <table:table-cell office:value-type="float" office:value="76.71" calcext:value-type="float">
            <text:p>76.71</text:p>
          </table:table-cell>
          <table:table-cell office:value-type="float" office:value="77.14" calcext:value-type="float">
            <text:p>77.1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21]-[.$D$119]" office:value-type="float" office:value="8.63234782608693" calcext:value-type="float">
            <text:p>8.632</text:p>
          </table:table-cell>
          <table:table-cell table:style-name="ce4" table:formula="of:=[.G21]-[.$E$119]" office:value-type="float" office:value="-66.2703478260869" calcext:value-type="float">
            <text:p>-66.270</text:p>
          </table:table-cell>
          <table:table-cell table:style-name="ce4" table:formula="of:=[.K21]*[.L21]" office:value-type="float" office:value="-572.068692990546" calcext:value-type="float">
            <text:p>-572.06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6-10-26</text:p>
          </table:table-cell>
          <table:table-cell table:style-name="ce2" office:value-type="string" calcext:value-type="string">
            <text:p>2016-10-27</text:p>
          </table:table-cell>
          <table:table-cell office:value-type="string" calcext:value-type="string">
            <text:p>Overcast_clouds</text:p>
          </table:table-cell>
          <table:table-cell office:value-type="float" office:value="71.8" calcext:value-type="float">
            <text:p>71.8</text:p>
          </table:table-cell>
          <table:table-cell office:value-type="float" office:value="88.2" calcext:value-type="float">
            <text:p>88.2</text:p>
          </table:table-cell>
          <table:table-cell office:value-type="float" office:value="0" calcext:value-type="float">
            <text:p>0</text:p>
          </table:table-cell>
          <table:table-cell office:value-type="float" office:value="24.8" calcext:value-type="float">
            <text:p>24.8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22]-[.$D$119]" office:value-type="float" office:value="3.72234782608693" calcext:value-type="float">
            <text:p>3.722</text:p>
          </table:table-cell>
          <table:table-cell table:style-name="ce4" table:formula="of:=[.G22]-[.$E$119]" office:value-type="float" office:value="-62.4703478260869" calcext:value-type="float">
            <text:p>-62.470</text:p>
          </table:table-cell>
          <table:table-cell table:style-name="ce4" table:formula="of:=[.K22]*[.L22]" office:value-type="float" office:value="-232.536363425329" calcext:value-type="float">
            <text:p>-232.53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6-10-27</text:p>
          </table:table-cell>
          <table:table-cell table:style-name="ce2" office:value-type="string" calcext:value-type="string">
            <text:p>2016-10-28</text:p>
          </table:table-cell>
          <table:table-cell office:value-type="string" calcext:value-type="string">
            <text:p>Overcast_clouds</text:p>
          </table:table-cell>
          <table:table-cell office:value-type="float" office:value="68" calcext:value-type="float">
            <text:p>68</text:p>
          </table:table-cell>
          <table:table-cell office:value-type="float" office:value="81.22" calcext:value-type="float">
            <text:p>81.22</text:p>
          </table:table-cell>
          <table:table-cell office:value-type="float" office:value="0" calcext:value-type="float">
            <text:p>0</text:p>
          </table:table-cell>
          <table:table-cell office:value-type="float" office:value="20.11" calcext:value-type="float">
            <text:p>20.11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23]-[.$D$119]" office:value-type="float" office:value="-0.0776521739130658" calcext:value-type="float">
            <text:p>-0.078</text:p>
          </table:table-cell>
          <table:table-cell table:style-name="ce4" table:formula="of:=[.G23]-[.$E$119]" office:value-type="float" office:value="-67.1603478260869" calcext:value-type="float">
            <text:p>-67.160</text:p>
          </table:table-cell>
          <table:table-cell table:style-name="ce4" table:formula="of:=[.K23]*[.L23]" office:value-type="float" office:value="5.21514700945329" calcext:value-type="float">
            <text:p>5.21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6-10-28</text:p>
          </table:table-cell>
          <table:table-cell table:style-name="ce2" office:value-type="string" calcext:value-type="string">
            <text:p>2016-10-29</text:p>
          </table:table-cell>
          <table:table-cell office:value-type="string" calcext:value-type="string">
            <text:p>Overcast_clouds</text:p>
          </table:table-cell>
          <table:table-cell office:value-type="float" office:value="77.38" calcext:value-type="float">
            <text:p>77.38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21.88" calcext:value-type="float">
            <text:p>21.88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24]-[.$D$119]" office:value-type="float" office:value="9.30234782608693" calcext:value-type="float">
            <text:p>9.302</text:p>
          </table:table-cell>
          <table:table-cell table:style-name="ce4" table:formula="of:=[.G24]-[.$E$119]" office:value-type="float" office:value="-65.3903478260869" calcext:value-type="float">
            <text:p>-65.390</text:p>
          </table:table-cell>
          <table:table-cell table:style-name="ce4" table:formula="of:=[.K24]*[.L24]" office:value-type="float" office:value="-608.283759947068" calcext:value-type="float">
            <text:p>-608.28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6-10-29</text:p>
          </table:table-cell>
          <table:table-cell table:style-name="ce2" office:value-type="string" calcext:value-type="string">
            <text:p>2016-10-30</text:p>
          </table:table-cell>
          <table:table-cell office:value-type="string" calcext:value-type="string">
            <text:p>Overcast_clouds</text:p>
          </table:table-cell>
          <table:table-cell office:value-type="float" office:value="77.1" calcext:value-type="float">
            <text:p>77.1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22.3" calcext:value-type="float">
            <text:p>22.3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25]-[.$D$119]" office:value-type="float" office:value="9.02234782608693" calcext:value-type="float">
            <text:p>9.022</text:p>
          </table:table-cell>
          <table:table-cell table:style-name="ce4" table:formula="of:=[.G25]-[.$E$119]" office:value-type="float" office:value="-64.9703478260869" calcext:value-type="float">
            <text:p>-64.970</text:p>
          </table:table-cell>
          <table:table-cell table:style-name="ce4" table:formula="of:=[.K25]*[.L25]" office:value-type="float" office:value="-586.185076468807" calcext:value-type="float">
            <text:p>-586.18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6-10-30</text:p>
          </table:table-cell>
          <table:table-cell table:style-name="ce2" office:value-type="string" calcext:value-type="string">
            <text:p>2016-10-31</text:p>
          </table:table-cell>
          <table:table-cell office:value-type="string" calcext:value-type="string">
            <text:p>Overcast_clouds</text:p>
          </table:table-cell>
          <table:table-cell office:value-type="float" office:value="82" calcext:value-type="float">
            <text:p>82</text:p>
          </table:table-cell>
          <table:table-cell office:value-type="float" office:value="81.33" calcext:value-type="float">
            <text:p>81.3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26]-[.$D$119]" office:value-type="float" office:value="13.9223478260869" calcext:value-type="float">
            <text:p>13.922</text:p>
          </table:table-cell>
          <table:table-cell table:style-name="ce4" table:formula="of:=[.G26]-[.$E$119]" office:value-type="float" office:value="-66.2703478260869" calcext:value-type="float">
            <text:p>-66.270</text:p>
          </table:table-cell>
          <table:table-cell table:style-name="ce4" table:formula="of:=[.K26]*[.L26]" office:value-type="float" office:value="-922.638832990546" calcext:value-type="float">
            <text:p>-922.63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6-10-31</text:p>
          </table:table-cell>
          <table:table-cell table:style-name="ce2" office:value-type="string" calcext:value-type="string">
            <text:p>2016-11-01</text:p>
          </table:table-cell>
          <table:table-cell office:value-type="string" calcext:value-type="string">
            <text:p>Overcast_clouds</text:p>
          </table:table-cell>
          <table:table-cell office:value-type="float" office:value="72.62" calcext:value-type="float">
            <text:p>72.62</text:p>
          </table:table-cell>
          <table:table-cell office:value-type="float" office:value="88.95" calcext:value-type="float">
            <text:p>88.95</text:p>
          </table:table-cell>
          <table:table-cell office:value-type="float" office:value="0" calcext:value-type="float">
            <text:p>0</text:p>
          </table:table-cell>
          <table:table-cell office:value-type="float" office:value="23.57" calcext:value-type="float">
            <text:p>23.57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27]-[.$D$119]" office:value-type="float" office:value="4.54234782608694" calcext:value-type="float">
            <text:p>4.542</text:p>
          </table:table-cell>
          <table:table-cell table:style-name="ce4" table:formula="of:=[.G27]-[.$E$119]" office:value-type="float" office:value="-63.7003478260869" calcext:value-type="float">
            <text:p>-63.700</text:p>
          </table:table-cell>
          <table:table-cell table:style-name="ce4" table:formula="of:=[.K27]*[.L27]" office:value-type="float" office:value="-289.349136468808" calcext:value-type="float">
            <text:p>-289.34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6-11-01</text:p>
          </table:table-cell>
          <table:table-cell table:style-name="ce2" office:value-type="string" calcext:value-type="string">
            <text:p>2016-11-02</text:p>
          </table:table-cell>
          <table:table-cell office:value-type="string" calcext:value-type="string">
            <text:p>Overcast_clouds</text:p>
          </table:table-cell>
          <table:table-cell office:value-type="float" office:value="69.69" calcext:value-type="float">
            <text:p>69.69</text:p>
          </table:table-cell>
          <table:table-cell office:value-type="float" office:value="92.44" calcext:value-type="float">
            <text:p>92.44</text:p>
          </table:table-cell>
          <table:table-cell office:value-type="float" office:value="0" calcext:value-type="float">
            <text:p>0</text:p>
          </table:table-cell>
          <table:table-cell office:value-type="float" office:value="23.62" calcext:value-type="float">
            <text:p>23.62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28]-[.$D$119]" office:value-type="float" office:value="1.61234782608693" calcext:value-type="float">
            <text:p>1.612</text:p>
          </table:table-cell>
          <table:table-cell table:style-name="ce4" table:formula="of:=[.G28]-[.$E$119]" office:value-type="float" office:value="-63.6503478260869" calcext:value-type="float">
            <text:p>-63.650</text:p>
          </table:table-cell>
          <table:table-cell table:style-name="ce4" table:formula="of:=[.K28]*[.L28]" office:value-type="float" office:value="-102.626499947068" calcext:value-type="float">
            <text:p>-102.62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6-11-02</text:p>
          </table:table-cell>
          <table:table-cell table:style-name="ce2" office:value-type="string" calcext:value-type="string">
            <text:p>2016-11-03</text:p>
          </table:table-cell>
          <table:table-cell office:value-type="string" calcext:value-type="string">
            <text:p>Overcast_clouds</text:p>
          </table:table-cell>
          <table:table-cell office:value-type="float" office:value="67.43" calcext:value-type="float">
            <text:p>67.43</text:p>
          </table:table-cell>
          <table:table-cell office:value-type="float" office:value="87.14" calcext:value-type="float">
            <text:p>87.14</text:p>
          </table:table-cell>
          <table:table-cell office:value-type="float" office:value="0" calcext:value-type="float">
            <text:p>0</text:p>
          </table:table-cell>
          <table:table-cell office:value-type="float" office:value="24.71" calcext:value-type="float">
            <text:p>24.71</text:p>
          </table:table-cell>
          <table:table-cell office:value-type="string" calcext:value-type="string">
            <text:p>c04d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29]-[.$D$119]" office:value-type="float" office:value="-0.647652173913059" calcext:value-type="float">
            <text:p>-0.648</text:p>
          </table:table-cell>
          <table:table-cell table:style-name="ce4" table:formula="of:=[.G29]-[.$E$119]" office:value-type="float" office:value="-62.5603478260869" calcext:value-type="float">
            <text:p>-62.560</text:p>
          </table:table-cell>
          <table:table-cell table:style-name="ce4" table:formula="of:=[.K29]*[.L29]" office:value-type="float" office:value="40.5173452703223" calcext:value-type="float">
            <text:p>40.51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6-11-03</text:p>
          </table:table-cell>
          <table:table-cell table:style-name="ce2" office:value-type="string" calcext:value-type="string">
            <text:p>2016-11-04</text:p>
          </table:table-cell>
          <table:table-cell office:value-type="string" calcext:value-type="string">
            <text:p>Overcast_clouds</text:p>
          </table:table-cell>
          <table:table-cell office:value-type="float" office:value="75.46" calcext:value-type="float">
            <text:p>75.46</text:p>
          </table:table-cell>
          <table:table-cell office:value-type="float" office:value="93.85" calcext:value-type="float">
            <text:p>93.85</text:p>
          </table:table-cell>
          <table:table-cell office:value-type="float" office:value="0" calcext:value-type="float">
            <text:p>0</text:p>
          </table:table-cell>
          <table:table-cell office:value-type="float" office:value="21.92" calcext:value-type="float">
            <text:p>21.92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30]-[.$D$119]" office:value-type="float" office:value="7.38234782608693" calcext:value-type="float">
            <text:p>7.382</text:p>
          </table:table-cell>
          <table:table-cell table:style-name="ce4" table:formula="of:=[.G30]-[.$E$119]" office:value-type="float" office:value="-65.3503478260869" calcext:value-type="float">
            <text:p>-65.350</text:p>
          </table:table-cell>
          <table:table-cell table:style-name="ce4" table:formula="of:=[.K30]*[.L30]" office:value-type="float" office:value="-482.438998207937" calcext:value-type="float">
            <text:p>-482.43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6-11-04</text:p>
          </table:table-cell>
          <table:table-cell table:style-name="ce2" office:value-type="string" calcext:value-type="string">
            <text:p>2016-11-05</text:p>
          </table:table-cell>
          <table:table-cell office:value-type="string" calcext:value-type="string">
            <text:p>Overcast_clouds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21.67" calcext:value-type="float">
            <text:p>21.67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31]-[.$D$119]" office:value-type="float" office:value="9.92234782608693" calcext:value-type="float">
            <text:p>9.922</text:p>
          </table:table-cell>
          <table:table-cell table:style-name="ce4" table:formula="of:=[.G31]-[.$E$119]" office:value-type="float" office:value="-65.6003478260869" calcext:value-type="float">
            <text:p>-65.600</text:p>
          </table:table-cell>
          <table:table-cell table:style-name="ce4" table:formula="of:=[.K31]*[.L31]" office:value-type="float" office:value="-650.90946864272" calcext:value-type="float">
            <text:p>-650.90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6-11-06</text:p>
          </table:table-cell>
          <table:table-cell table:style-name="ce2" office:value-type="string" calcext:value-type="string">
            <text:p>2016-11-07</text:p>
          </table:table-cell>
          <table:table-cell office:value-type="string" calcext:value-type="string">
            <text:p>Overcast_clouds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32]-[.$D$119]" office:value-type="float" office:value="4.92234782608693" calcext:value-type="float">
            <text:p>4.922</text:p>
          </table:table-cell>
          <table:table-cell table:style-name="ce4" table:formula="of:=[.G32]-[.$E$119]" office:value-type="float" office:value="-65.2703478260869" calcext:value-type="float">
            <text:p>-65.270</text:p>
          </table:table-cell>
          <table:table-cell table:style-name="ce4" table:formula="of:=[.K32]*[.L32]" office:value-type="float" office:value="-321.283354729677" calcext:value-type="float">
            <text:p>-321.28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6-11-07</text:p>
          </table:table-cell>
          <table:table-cell table:style-name="ce2" office:value-type="string" calcext:value-type="string">
            <text:p>2016-11-08</text:p>
          </table:table-cell>
          <table:table-cell office:value-type="string" calcext:value-type="string">
            <text:p>Overcast_clouds</text:p>
          </table:table-cell>
          <table:table-cell office:value-type="float" office:value="73.33" calcext:value-type="float">
            <text:p>73.33</text:p>
          </table:table-cell>
          <table:table-cell office:value-type="float" office:value="85.67" calcext:value-type="float">
            <text:p>85.67</text:p>
          </table:table-cell>
          <table:table-cell office:value-type="float" office:value="0" calcext:value-type="float">
            <text:p>0</text:p>
          </table:table-cell>
          <table:table-cell office:value-type="float" office:value="21.67" calcext:value-type="float">
            <text:p>21.67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33]-[.$D$119]" office:value-type="float" office:value="5.25234782608693" calcext:value-type="float">
            <text:p>5.252</text:p>
          </table:table-cell>
          <table:table-cell table:style-name="ce4" table:formula="of:=[.G33]-[.$E$119]" office:value-type="float" office:value="-65.6003478260869" calcext:value-type="float">
            <text:p>-65.600</text:p>
          </table:table-cell>
          <table:table-cell table:style-name="ce4" table:formula="of:=[.K33]*[.L33]" office:value-type="float" office:value="-344.555844294894" calcext:value-type="float">
            <text:p>-344.55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6-11-08</text:p>
          </table:table-cell>
          <table:table-cell table:style-name="ce2" office:value-type="string" calcext:value-type="string">
            <text:p>2016-11-09</text:p>
          </table:table-cell>
          <table:table-cell office:value-type="string" calcext:value-type="string">
            <text:p>Overcast_clouds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c04d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34]-[.$D$119]" office:value-type="float" office:value="-1.07765217391307" calcext:value-type="float">
            <text:p>-1.078</text:p>
          </table:table-cell>
          <table:table-cell table:style-name="ce4" table:formula="of:=[.G34]-[.$E$119]" office:value-type="float" office:value="-63.7703478260869" calcext:value-type="float">
            <text:p>-63.770</text:p>
          </table:table-cell>
          <table:table-cell table:style-name="ce4" table:formula="of:=[.K34]*[.L34]" office:value-type="float" office:value="68.7222539659749" calcext:value-type="float">
            <text:p>68.72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6-11-10</text:p>
          </table:table-cell>
          <table:table-cell table:style-name="ce2" office:value-type="string" calcext:value-type="string">
            <text:p>2016-11-11</text:p>
          </table:table-cell>
          <table:table-cell office:value-type="string" calcext:value-type="string">
            <text:p>Overcast_clouds</text:p>
          </table:table-cell>
          <table:table-cell office:value-type="float" office:value="59.9" calcext:value-type="float">
            <text:p>59.9</text:p>
          </table:table-cell>
          <table:table-cell office:value-type="float" office:value="87.75" calcext:value-type="float">
            <text:p>87.7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35]-[.$D$119]" office:value-type="float" office:value="-8.17765217391307" calcext:value-type="float">
            <text:p>-8.178</text:p>
          </table:table-cell>
          <table:table-cell table:style-name="ce4" table:formula="of:=[.G35]-[.$E$119]" office:value-type="float" office:value="-68.2703478260869" calcext:value-type="float">
            <text:p>-68.270</text:p>
          </table:table-cell>
          <table:table-cell table:style-name="ce4" table:formula="of:=[.K35]*[.L35]" office:value-type="float" office:value="558.291158313801" calcext:value-type="float">
            <text:p>558.29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6-11-11</text:p>
          </table:table-cell>
          <table:table-cell table:style-name="ce2" office:value-type="string" calcext:value-type="string">
            <text:p>2016-11-12</text:p>
          </table:table-cell>
          <table:table-cell office:value-type="string" calcext:value-type="string">
            <text:p>Overcast_clouds</text:p>
          </table:table-cell>
          <table:table-cell office:value-type="float" office:value="15.11" calcext:value-type="float">
            <text:p>15.11</text:p>
          </table:table-cell>
          <table:table-cell office:value-type="float" office:value="90.42" calcext:value-type="float">
            <text:p>90.42</text:p>
          </table:table-cell>
          <table:table-cell office:value-type="float" office:value="0" calcext:value-type="float">
            <text:p>0</text:p>
          </table:table-cell>
          <table:table-cell office:value-type="float" office:value="5.26" calcext:value-type="float">
            <text:p>5.26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36]-[.$D$119]" office:value-type="float" office:value="-52.9676521739131" calcext:value-type="float">
            <text:p>-52.968</text:p>
          </table:table-cell>
          <table:table-cell table:style-name="ce4" table:formula="of:=[.G36]-[.$E$119]" office:value-type="float" office:value="-82.0103478260869" calcext:value-type="float">
            <text:p>-82.010</text:p>
          </table:table-cell>
          <table:table-cell table:style-name="ce4" table:formula="of:=[.K36]*[.L36]" office:value-type="float" office:value="4343.8955783138" calcext:value-type="float">
            <text:p>4343.89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6-11-12</text:p>
          </table:table-cell>
          <table:table-cell table:style-name="ce2" office:value-type="string" calcext:value-type="string">
            <text:p>2016-11-13</text:p>
          </table:table-cell>
          <table:table-cell office:value-type="string" calcext:value-type="string">
            <text:p>Overcast_clouds</text:p>
          </table:table-cell>
          <table:table-cell office:value-type="float" office:value="63.67" calcext:value-type="float">
            <text:p>63.67</text:p>
          </table:table-cell>
          <table:table-cell office:value-type="float" office:value="88.67" calcext:value-type="float">
            <text:p>88.67</text:p>
          </table:table-cell>
          <table:table-cell office:value-type="float" office:value="0" calcext:value-type="float">
            <text:p>0</text:p>
          </table:table-cell>
          <table:table-cell office:value-type="float" office:value="26.93" calcext:value-type="float">
            <text:p>26.93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37]-[.$D$119]" office:value-type="float" office:value="-4.40765217391306" calcext:value-type="float">
            <text:p>-4.408</text:p>
          </table:table-cell>
          <table:table-cell table:style-name="ce4" table:formula="of:=[.G37]-[.$E$119]" office:value-type="float" office:value="-60.3403478260869" calcext:value-type="float">
            <text:p>-60.340</text:p>
          </table:table-cell>
          <table:table-cell table:style-name="ce4" table:formula="of:=[.K37]*[.L37]" office:value-type="float" office:value="265.959265270322" calcext:value-type="float">
            <text:p>265.95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6-11-13</text:p>
          </table:table-cell>
          <table:table-cell table:style-name="ce2" office:value-type="string" calcext:value-type="string">
            <text:p>2016-11-14</text:p>
          </table:table-cell>
          <table:table-cell office:value-type="string" calcext:value-type="string">
            <text:p>Overcast_clouds</text:p>
          </table:table-cell>
          <table:table-cell office:value-type="float" office:value="65.62" calcext:value-type="float">
            <text:p>65.62</text:p>
          </table:table-cell>
          <table:table-cell office:value-type="float" office:value="85.17" calcext:value-type="float">
            <text:p>85.17</text:p>
          </table:table-cell>
          <table:table-cell office:value-type="float" office:value="0" calcext:value-type="float">
            <text:p>0</text:p>
          </table:table-cell>
          <table:table-cell office:value-type="float" office:value="26.25" calcext:value-type="float">
            <text:p>26.25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38]-[.$D$119]" office:value-type="float" office:value="-2.45765217391306" calcext:value-type="float">
            <text:p>-2.458</text:p>
          </table:table-cell>
          <table:table-cell table:style-name="ce4" table:formula="of:=[.G38]-[.$E$119]" office:value-type="float" office:value="-61.0203478260869" calcext:value-type="float">
            <text:p>-61.020</text:p>
          </table:table-cell>
          <table:table-cell table:style-name="ce4" table:formula="of:=[.K38]*[.L38]" office:value-type="float" office:value="149.966790487714" calcext:value-type="float">
            <text:p>149.96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6-11-14</text:p>
          </table:table-cell>
          <table:table-cell table:style-name="ce2" office:value-type="string" calcext:value-type="string">
            <text:p>2016-11-15</text:p>
          </table:table-cell>
          <table:table-cell office:value-type="string" calcext:value-type="string">
            <text:p>Overcast_clouds</text:p>
          </table:table-cell>
          <table:table-cell office:value-type="float" office:value="68.1" calcext:value-type="float">
            <text:p>68.1</text:p>
          </table:table-cell>
          <table:table-cell office:value-type="float" office:value="83.9" calcext:value-type="float">
            <text:p>83.9</text:p>
          </table:table-cell>
          <table:table-cell office:value-type="float" office:value="0" calcext:value-type="float">
            <text:p>0</text:p>
          </table:table-cell>
          <table:table-cell office:value-type="float" office:value="25.71" calcext:value-type="float">
            <text:p>25.71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39]-[.$D$119]" office:value-type="float" office:value="0.0223478260869285" calcext:value-type="float">
            <text:p>0.022</text:p>
          </table:table-cell>
          <table:table-cell table:style-name="ce4" table:formula="of:=[.G39]-[.$E$119]" office:value-type="float" office:value="-61.5603478260869" calcext:value-type="float">
            <text:p>-61.560</text:p>
          </table:table-cell>
          <table:table-cell table:style-name="ce4" table:formula="of:=[.K39]*[.L39]" office:value-type="float" office:value="-1.37573994706822" calcext:value-type="float">
            <text:p>-1.37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6-11-15</text:p>
          </table:table-cell>
          <table:table-cell table:style-name="ce2" office:value-type="string" calcext:value-type="string">
            <text:p>2016-11-16</text:p>
          </table:table-cell>
          <table:table-cell office:value-type="string" calcext:value-type="string">
            <text:p>Overcast_clouds</text:p>
          </table:table-cell>
          <table:table-cell office:value-type="float" office:value="63.4" calcext:value-type="float">
            <text:p>63.4</text:p>
          </table:table-cell>
          <table:table-cell office:value-type="float" office:value="82.2" calcext:value-type="float">
            <text:p>82.2</text:p>
          </table:table-cell>
          <table:table-cell office:value-type="float" office:value="0" calcext:value-type="float">
            <text:p>0</text:p>
          </table:table-cell>
          <table:table-cell office:value-type="float" office:value="26.8" calcext:value-type="float">
            <text:p>26.8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40]-[.$D$119]" office:value-type="float" office:value="-4.67765217391307" calcext:value-type="float">
            <text:p>-4.678</text:p>
          </table:table-cell>
          <table:table-cell table:style-name="ce4" table:formula="of:=[.G40]-[.$E$119]" office:value-type="float" office:value="-60.4703478260869" calcext:value-type="float">
            <text:p>-60.470</text:p>
          </table:table-cell>
          <table:table-cell table:style-name="ce4" table:formula="of:=[.K40]*[.L40]" office:value-type="float" office:value="282.859253965975" calcext:value-type="float">
            <text:p>282.85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6-11-16</text:p>
          </table:table-cell>
          <table:table-cell table:style-name="ce2" office:value-type="string" calcext:value-type="string">
            <text:p>2016-11-17</text:p>
          </table:table-cell>
          <table:table-cell office:value-type="string" calcext:value-type="string">
            <text:p>Overcast_clouds</text:p>
          </table:table-cell>
          <table:table-cell office:value-type="float" office:value="64.17" calcext:value-type="float">
            <text:p>64.17</text:p>
          </table:table-cell>
          <table:table-cell office:value-type="float" office:value="83.61" calcext:value-type="float">
            <text:p>83.61</text:p>
          </table:table-cell>
          <table:table-cell office:value-type="float" office:value="0" calcext:value-type="float">
            <text:p>0</text:p>
          </table:table-cell>
          <table:table-cell office:value-type="float" office:value="25.56" calcext:value-type="float">
            <text:p>25.56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41]-[.$D$119]" office:value-type="float" office:value="-3.90765217391306" calcext:value-type="float">
            <text:p>-3.908</text:p>
          </table:table-cell>
          <table:table-cell table:style-name="ce4" table:formula="of:=[.G41]-[.$E$119]" office:value-type="float" office:value="-61.7103478260869" calcext:value-type="float">
            <text:p>-61.710</text:p>
          </table:table-cell>
          <table:table-cell table:style-name="ce4" table:formula="of:=[.K41]*[.L41]" office:value-type="float" office:value="241.14257483554" calcext:value-type="float">
            <text:p>241.14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6-11-17</text:p>
          </table:table-cell>
          <table:table-cell table:style-name="ce2" office:value-type="string" calcext:value-type="string">
            <text:p>2016-11-18</text:p>
          </table:table-cell>
          <table:table-cell office:value-type="string" calcext:value-type="string">
            <text:p>Overcast_clouds</text:p>
          </table:table-cell>
          <table:table-cell office:value-type="float" office:value="65.21" calcext:value-type="float">
            <text:p>65.21</text:p>
          </table:table-cell>
          <table:table-cell office:value-type="float" office:value="88.42" calcext:value-type="float">
            <text:p>88.42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42]-[.$D$119]" office:value-type="float" office:value="-2.86765217391307" calcext:value-type="float">
            <text:p>-2.868</text:p>
          </table:table-cell>
          <table:table-cell table:style-name="ce4" table:formula="of:=[.G42]-[.$E$119]" office:value-type="float" office:value="-61.7703478260869" calcext:value-type="float">
            <text:p>-61.770</text:p>
          </table:table-cell>
          <table:table-cell table:style-name="ce4" table:formula="of:=[.K42]*[.L42]" office:value-type="float" office:value="177.135872226845" calcext:value-type="float">
            <text:p>177.13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6-11-18</text:p>
          </table:table-cell>
          <table:table-cell table:style-name="ce2" office:value-type="string" calcext:value-type="string">
            <text:p>2016-11-19</text:p>
          </table:table-cell>
          <table:table-cell office:value-type="string" calcext:value-type="string">
            <text:p>Overcast_clouds</text:p>
          </table:table-cell>
          <table:table-cell office:value-type="float" office:value="70.52" calcext:value-type="float">
            <text:p>70.52</text:p>
          </table:table-cell>
          <table:table-cell office:value-type="float" office:value="81.62" calcext:value-type="float">
            <text:p>81.62</text:p>
          </table:table-cell>
          <table:table-cell office:value-type="float" office:value="0" calcext:value-type="float">
            <text:p>0</text:p>
          </table:table-cell>
          <table:table-cell office:value-type="float" office:value="24.38" calcext:value-type="float">
            <text:p>24.38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43]-[.$D$119]" office:value-type="float" office:value="2.44234782608693" calcext:value-type="float">
            <text:p>2.442</text:p>
          </table:table-cell>
          <table:table-cell table:style-name="ce4" table:formula="of:=[.G43]-[.$E$119]" office:value-type="float" office:value="-62.8903478260869" calcext:value-type="float">
            <text:p>-62.890</text:p>
          </table:table-cell>
          <table:table-cell table:style-name="ce4" table:formula="of:=[.K43]*[.L43]" office:value-type="float" office:value="-153.600104294894" calcext:value-type="float">
            <text:p>-153.6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6-11-19</text:p>
          </table:table-cell>
          <table:table-cell table:style-name="ce2" office:value-type="string" calcext:value-type="string">
            <text:p>2016-11-20</text:p>
          </table:table-cell>
          <table:table-cell office:value-type="string" calcext:value-type="string">
            <text:p>Overcast_clouds</text:p>
          </table:table-cell>
          <table:table-cell office:value-type="float" office:value="65.92" calcext:value-type="float">
            <text:p>65.92</text:p>
          </table:table-cell>
          <table:table-cell office:value-type="float" office:value="84.79" calcext:value-type="float">
            <text:p>84.79</text:p>
          </table:table-cell>
          <table:table-cell office:value-type="float" office:value="0" calcext:value-type="float">
            <text:p>0</text:p>
          </table:table-cell>
          <table:table-cell office:value-type="float" office:value="20.46" calcext:value-type="float">
            <text:p>20.46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44]-[.$D$119]" office:value-type="float" office:value="-2.15765217391306" calcext:value-type="float">
            <text:p>-2.158</text:p>
          </table:table-cell>
          <table:table-cell table:style-name="ce4" table:formula="of:=[.G44]-[.$E$119]" office:value-type="float" office:value="-66.8103478260869" calcext:value-type="float">
            <text:p>-66.810</text:p>
          </table:table-cell>
          <table:table-cell table:style-name="ce4" table:formula="of:=[.K44]*[.L44]" office:value-type="float" office:value="144.153492226844" calcext:value-type="float">
            <text:p>144.15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6-11-20</text:p>
          </table:table-cell>
          <table:table-cell table:style-name="ce2" office:value-type="string" calcext:value-type="string">
            <text:p>2016-11-21</text:p>
          </table:table-cell>
          <table:table-cell office:value-type="string" calcext:value-type="string">
            <text:p>Overcast_clouds</text:p>
          </table:table-cell>
          <table:table-cell office:value-type="float" office:value="66.5" calcext:value-type="float">
            <text:p>66.5</text:p>
          </table:table-cell>
          <table:table-cell office:value-type="float" office:value="88.95" calcext:value-type="float">
            <text:p>88.95</text:p>
          </table:table-cell>
          <table:table-cell office:value-type="float" office:value="0" calcext:value-type="float">
            <text:p>0</text:p>
          </table:table-cell>
          <table:table-cell office:value-type="float" office:value="23.45" calcext:value-type="float">
            <text:p>23.45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45]-[.$D$119]" office:value-type="float" office:value="-1.57765217391307" calcext:value-type="float">
            <text:p>-1.578</text:p>
          </table:table-cell>
          <table:table-cell table:style-name="ce4" table:formula="of:=[.G45]-[.$E$119]" office:value-type="float" office:value="-63.8203478260869" calcext:value-type="float">
            <text:p>-63.820</text:p>
          </table:table-cell>
          <table:table-cell table:style-name="ce4" table:formula="of:=[.K45]*[.L45]" office:value-type="float" office:value="100.686310487714" calcext:value-type="float">
            <text:p>100.68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6-11-21</text:p>
          </table:table-cell>
          <table:table-cell table:style-name="ce2" office:value-type="string" calcext:value-type="string">
            <text:p>2016-11-22</text:p>
          </table:table-cell>
          <table:table-cell office:value-type="string" calcext:value-type="string">
            <text:p>Overcast_clouds</text:p>
          </table:table-cell>
          <table:table-cell office:value-type="float" office:value="74.15" calcext:value-type="float">
            <text:p>74.15</text:p>
          </table:table-cell>
          <table:table-cell office:value-type="float" office:value="92.38" calcext:value-type="float">
            <text:p>92.38</text:p>
          </table:table-cell>
          <table:table-cell office:value-type="float" office:value="0" calcext:value-type="float">
            <text:p>0</text:p>
          </table:table-cell>
          <table:table-cell office:value-type="float" office:value="22.69" calcext:value-type="float">
            <text:p>22.69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46]-[.$D$119]" office:value-type="float" office:value="6.07234782608694" calcext:value-type="float">
            <text:p>6.072</text:p>
          </table:table-cell>
          <table:table-cell table:style-name="ce4" table:formula="of:=[.G46]-[.$E$119]" office:value-type="float" office:value="-64.5803478260869" calcext:value-type="float">
            <text:p>-64.580</text:p>
          </table:table-cell>
          <table:table-cell table:style-name="ce4" table:formula="of:=[.K46]*[.L46]" office:value-type="float" office:value="-392.154334729677" calcext:value-type="float">
            <text:p>-392.15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6-11-22</text:p>
          </table:table-cell>
          <table:table-cell table:style-name="ce2" office:value-type="string" calcext:value-type="string">
            <text:p>2016-11-23</text:p>
          </table:table-cell>
          <table:table-cell office:value-type="string" calcext:value-type="string">
            <text:p>Overcast_clouds</text:p>
          </table:table-cell>
          <table:table-cell office:value-type="float" office:value="57.88" calcext:value-type="float">
            <text:p>57.88</text:p>
          </table:table-cell>
          <table:table-cell office:value-type="float" office:value="92.08" calcext:value-type="float">
            <text:p>92.08</text:p>
          </table:table-cell>
          <table:table-cell office:value-type="float" office:value="0" calcext:value-type="float">
            <text:p>0</text:p>
          </table:table-cell>
          <table:table-cell office:value-type="float" office:value="22.92" calcext:value-type="float">
            <text:p>22.92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47]-[.$D$119]" office:value-type="float" office:value="-10.1976521739131" calcext:value-type="float">
            <text:p>-10.198</text:p>
          </table:table-cell>
          <table:table-cell table:style-name="ce4" table:formula="of:=[.G47]-[.$E$119]" office:value-type="float" office:value="-64.3503478260869" calcext:value-type="float">
            <text:p>-64.350</text:p>
          </table:table-cell>
          <table:table-cell table:style-name="ce4" table:formula="of:=[.K47]*[.L47]" office:value-type="float" office:value="656.222464400757" calcext:value-type="float">
            <text:p>656.22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6-11-23</text:p>
          </table:table-cell>
          <table:table-cell table:style-name="ce2" office:value-type="string" calcext:value-type="string">
            <text:p>2016-11-24</text:p>
          </table:table-cell>
          <table:table-cell office:value-type="string" calcext:value-type="string">
            <text:p>Overcast_clouds</text:p>
          </table:table-cell>
          <table:table-cell office:value-type="float" office:value="61.82" calcext:value-type="float">
            <text:p>61.82</text:p>
          </table:table-cell>
          <table:table-cell office:value-type="float" office:value="90.82" calcext:value-type="float">
            <text:p>90.82</text:p>
          </table:table-cell>
          <table:table-cell office:value-type="float" office:value="0" calcext:value-type="float">
            <text:p>0</text:p>
          </table:table-cell>
          <table:table-cell office:value-type="float" office:value="21.27" calcext:value-type="float">
            <text:p>21.27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48]-[.$D$119]" office:value-type="float" office:value="-6.25765217391307" calcext:value-type="float">
            <text:p>-6.258</text:p>
          </table:table-cell>
          <table:table-cell table:style-name="ce4" table:formula="of:=[.G48]-[.$E$119]" office:value-type="float" office:value="-66.0003478260869" calcext:value-type="float">
            <text:p>-66.000</text:p>
          </table:table-cell>
          <table:table-cell table:style-name="ce4" table:formula="of:=[.K48]*[.L48]" office:value-type="float" office:value="413.007220052931" calcext:value-type="float">
            <text:p>413.00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6-11-24</text:p>
          </table:table-cell>
          <table:table-cell table:style-name="ce2" office:value-type="string" calcext:value-type="string">
            <text:p>2016-11-25</text:p>
          </table:table-cell>
          <table:table-cell office:value-type="string" calcext:value-type="string">
            <text:p>Overcast_clouds</text:p>
          </table:table-cell>
          <table:table-cell office:value-type="float" office:value="59.25" calcext:value-type="float">
            <text:p>59.25</text:p>
          </table:table-cell>
          <table:table-cell office:value-type="float" office:value="89.5" calcext:value-type="float">
            <text:p>89.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49]-[.$D$119]" office:value-type="float" office:value="-8.82765217391307" calcext:value-type="float">
            <text:p>-8.828</text:p>
          </table:table-cell>
          <table:table-cell table:style-name="ce4" table:formula="of:=[.G49]-[.$E$119]" office:value-type="float" office:value="-60.2703478260869" calcext:value-type="float">
            <text:p>-60.270</text:p>
          </table:table-cell>
          <table:table-cell table:style-name="ce4" table:formula="of:=[.K49]*[.L49]" office:value-type="float" office:value="532.045667009453" calcext:value-type="float">
            <text:p>532.04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6-11-25</text:p>
          </table:table-cell>
          <table:table-cell table:style-name="ce2" office:value-type="string" calcext:value-type="string">
            <text:p>2016-11-26</text:p>
          </table:table-cell>
          <table:table-cell office:value-type="string" calcext:value-type="string">
            <text:p>Overcast_clouds</text:p>
          </table:table-cell>
          <table:table-cell office:value-type="float" office:value="65.08" calcext:value-type="float">
            <text:p>65.08</text:p>
          </table:table-cell>
          <table:table-cell office:value-type="float" office:value="91.12" calcext:value-type="float">
            <text:p>91.1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50]-[.$D$119]" office:value-type="float" office:value="-2.99765217391307" calcext:value-type="float">
            <text:p>-2.998</text:p>
          </table:table-cell>
          <table:table-cell table:style-name="ce4" table:formula="of:=[.G50]-[.$E$119]" office:value-type="float" office:value="-61.2703478260869" calcext:value-type="float">
            <text:p>-61.270</text:p>
          </table:table-cell>
          <table:table-cell table:style-name="ce4" table:formula="of:=[.K50]*[.L50]" office:value-type="float" office:value="183.667191357279" calcext:value-type="float">
            <text:p>183.66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6-11-26</text:p>
          </table:table-cell>
          <table:table-cell table:style-name="ce2" office:value-type="string" calcext:value-type="string">
            <text:p>2016-11-27</text:p>
          </table:table-cell>
          <table:table-cell office:value-type="string" calcext:value-type="string">
            <text:p>Overcast_clouds</text:p>
          </table:table-cell>
          <table:table-cell office:value-type="float" office:value="72" calcext:value-type="float">
            <text:p>72</text:p>
          </table:table-cell>
          <table:table-cell office:value-type="float" office:value="90.14" calcext:value-type="float">
            <text:p>90.14</text:p>
          </table:table-cell>
          <table:table-cell office:value-type="float" office:value="0" calcext:value-type="float">
            <text:p>0</text:p>
          </table:table-cell>
          <table:table-cell office:value-type="float" office:value="23.57" calcext:value-type="float">
            <text:p>23.57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51]-[.$D$119]" office:value-type="float" office:value="3.92234782608693" calcext:value-type="float">
            <text:p>3.922</text:p>
          </table:table-cell>
          <table:table-cell table:style-name="ce4" table:formula="of:=[.G51]-[.$E$119]" office:value-type="float" office:value="-63.7003478260869" calcext:value-type="float">
            <text:p>-63.700</text:p>
          </table:table-cell>
          <table:table-cell table:style-name="ce4" table:formula="of:=[.K51]*[.L51]" office:value-type="float" office:value="-249.854920816634" calcext:value-type="float">
            <text:p>-249.85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6-11-27</text:p>
          </table:table-cell>
          <table:table-cell table:style-name="ce2" office:value-type="string" calcext:value-type="string">
            <text:p>2016-11-28</text:p>
          </table:table-cell>
          <table:table-cell office:value-type="string" calcext:value-type="string">
            <text:p>Overcast_clouds</text:p>
          </table:table-cell>
          <table:table-cell office:value-type="float" office:value="64.55" calcext:value-type="float">
            <text:p>64.55</text:p>
          </table:table-cell>
          <table:table-cell office:value-type="float" office:value="93.41" calcext:value-type="float">
            <text:p>93.41</text:p>
          </table:table-cell>
          <table:table-cell office:value-type="float" office:value="0" calcext:value-type="float">
            <text:p>0</text:p>
          </table:table-cell>
          <table:table-cell office:value-type="float" office:value="24.82" calcext:value-type="float">
            <text:p>24.82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52]-[.$D$119]" office:value-type="float" office:value="-3.52765217391307" calcext:value-type="float">
            <text:p>-3.528</text:p>
          </table:table-cell>
          <table:table-cell table:style-name="ce4" table:formula="of:=[.G52]-[.$E$119]" office:value-type="float" office:value="-62.4503478260869" calcext:value-type="float">
            <text:p>-62.450</text:p>
          </table:table-cell>
          <table:table-cell table:style-name="ce4" table:formula="of:=[.K52]*[.L52]" office:value-type="float" office:value="220.303105270323" calcext:value-type="float">
            <text:p>220.30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6-11-28</text:p>
          </table:table-cell>
          <table:table-cell table:style-name="ce2" office:value-type="string" calcext:value-type="string">
            <text:p>2016-11-29</text:p>
          </table:table-cell>
          <table:table-cell office:value-type="string" calcext:value-type="string">
            <text:p>Overcast_clouds</text:p>
          </table:table-cell>
          <table:table-cell office:value-type="float" office:value="59.65" calcext:value-type="float">
            <text:p>59.65</text:p>
          </table:table-cell>
          <table:table-cell office:value-type="float" office:value="93.35" calcext:value-type="float">
            <text:p>93.35</text:p>
          </table:table-cell>
          <table:table-cell office:value-type="float" office:value="0" calcext:value-type="float">
            <text:p>0</text:p>
          </table:table-cell>
          <table:table-cell office:value-type="float" office:value="23.88" calcext:value-type="float">
            <text:p>23.88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53]-[.$D$119]" office:value-type="float" office:value="-8.42765217391307" calcext:value-type="float">
            <text:p>-8.428</text:p>
          </table:table-cell>
          <table:table-cell table:style-name="ce4" table:formula="of:=[.G53]-[.$E$119]" office:value-type="float" office:value="-63.3903478260869" calcext:value-type="float">
            <text:p>-63.390</text:p>
          </table:table-cell>
          <table:table-cell table:style-name="ce4" table:formula="of:=[.K53]*[.L53]" office:value-type="float" office:value="534.231802661627" calcext:value-type="float">
            <text:p>534.23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6-11-29</text:p>
          </table:table-cell>
          <table:table-cell table:style-name="ce2" office:value-type="string" calcext:value-type="string">
            <text:p>2016-11-30</text:p>
          </table:table-cell>
          <table:table-cell office:value-type="string" calcext:value-type="string">
            <text:p>Overcast_clouds</text:p>
          </table:table-cell>
          <table:table-cell office:value-type="float" office:value="68" calcext:value-type="float">
            <text:p>68</text:p>
          </table:table-cell>
          <table:table-cell office:value-type="float" office:value="94.74" calcext:value-type="float">
            <text:p>94.74</text:p>
          </table:table-cell>
          <table:table-cell office:value-type="float" office:value="0" calcext:value-type="float">
            <text:p>0</text:p>
          </table:table-cell>
          <table:table-cell office:value-type="float" office:value="25.16" calcext:value-type="float">
            <text:p>25.16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54]-[.$D$119]" office:value-type="float" office:value="-0.0776521739130658" calcext:value-type="float">
            <text:p>-0.078</text:p>
          </table:table-cell>
          <table:table-cell table:style-name="ce4" table:formula="of:=[.G54]-[.$E$119]" office:value-type="float" office:value="-62.1103478260869" calcext:value-type="float">
            <text:p>-62.110</text:p>
          </table:table-cell>
          <table:table-cell table:style-name="ce4" table:formula="of:=[.K54]*[.L54]" office:value-type="float" office:value="4.82300353119231" calcext:value-type="float">
            <text:p>4.82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6-11-30</text:p>
          </table:table-cell>
          <table:table-cell table:style-name="ce2" office:value-type="string" calcext:value-type="string">
            <text:p>2016-12-01</text:p>
          </table:table-cell>
          <table:table-cell office:value-type="string" calcext:value-type="string">
            <text:p>Overcast_clouds</text:p>
          </table:table-cell>
          <table:table-cell office:value-type="float" office:value="17.75" calcext:value-type="float">
            <text:p>17.75</text:p>
          </table:table-cell>
          <table:table-cell office:value-type="float" office:value="83.75" calcext:value-type="float">
            <text:p>83.75</text:p>
          </table:table-cell>
          <table:table-cell office:value-type="float" office:value="0" calcext:value-type="float">
            <text:p>0</text:p>
          </table:table-cell>
          <table:table-cell office:value-type="float" office:value="6.25" calcext:value-type="float">
            <text:p>6.25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55]-[.$D$119]" office:value-type="float" office:value="-50.3276521739131" calcext:value-type="float">
            <text:p>-50.328</text:p>
          </table:table-cell>
          <table:table-cell table:style-name="ce4" table:formula="of:=[.G55]-[.$E$119]" office:value-type="float" office:value="-81.0203478260869" calcext:value-type="float">
            <text:p>-81.020</text:p>
          </table:table-cell>
          <table:table-cell table:style-name="ce4" table:formula="of:=[.K55]*[.L55]" office:value-type="float" office:value="4077.56388440076" calcext:value-type="float">
            <text:p>4077.56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6-12-01</text:p>
          </table:table-cell>
          <table:table-cell table:style-name="ce2" office:value-type="string" calcext:value-type="string">
            <text:p>2016-12-02</text:p>
          </table:table-cell>
          <table:table-cell office:value-type="string" calcext:value-type="string">
            <text:p>Overcast_clouds</text:p>
          </table:table-cell>
          <table:table-cell office:value-type="float" office:value="76.62" calcext:value-type="float">
            <text:p>76.62</text:p>
          </table:table-cell>
          <table:table-cell office:value-type="float" office:value="80.88" calcext:value-type="float">
            <text:p>80.88</text:p>
          </table:table-cell>
          <table:table-cell office:value-type="float" office:value="0" calcext:value-type="float">
            <text:p>0</text:p>
          </table:table-cell>
          <table:table-cell office:value-type="float" office:value="24.62" calcext:value-type="float">
            <text:p>24.62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56]-[.$D$119]" office:value-type="float" office:value="8.54234782608694" calcext:value-type="float">
            <text:p>8.542</text:p>
          </table:table-cell>
          <table:table-cell table:style-name="ce4" table:formula="of:=[.G56]-[.$E$119]" office:value-type="float" office:value="-62.6503478260869" calcext:value-type="float">
            <text:p>-62.650</text:p>
          </table:table-cell>
          <table:table-cell table:style-name="ce4" table:formula="of:=[.K56]*[.L56]" office:value-type="float" office:value="-535.181062555764" calcext:value-type="float">
            <text:p>-535.18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6-12-02</text:p>
          </table:table-cell>
          <table:table-cell table:style-name="ce2" office:value-type="string" calcext:value-type="string">
            <text:p>2016-12-03</text:p>
          </table:table-cell>
          <table:table-cell office:value-type="string" calcext:value-type="string">
            <text:p>Overcast_clouds</text:p>
          </table:table-cell>
          <table:table-cell office:value-type="float" office:value="62.44" calcext:value-type="float">
            <text:p>62.44</text:p>
          </table:table-cell>
          <table:table-cell office:value-type="float" office:value="88.89" calcext:value-type="float">
            <text:p>88.89</text:p>
          </table:table-cell>
          <table:table-cell office:value-type="float" office:value="0" calcext:value-type="float">
            <text:p>0</text:p>
          </table:table-cell>
          <table:table-cell office:value-type="float" office:value="24.28" calcext:value-type="float">
            <text:p>24.28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57]-[.$D$119]" office:value-type="float" office:value="-5.63765217391307" calcext:value-type="float">
            <text:p>-5.638</text:p>
          </table:table-cell>
          <table:table-cell table:style-name="ce4" table:formula="of:=[.G57]-[.$E$119]" office:value-type="float" office:value="-62.9903478260869" calcext:value-type="float">
            <text:p>-62.990</text:p>
          </table:table-cell>
          <table:table-cell table:style-name="ce4" table:formula="of:=[.K57]*[.L57]" office:value-type="float" office:value="355.117671357279" calcext:value-type="float">
            <text:p>355.11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6-12-03</text:p>
          </table:table-cell>
          <table:table-cell table:style-name="ce2" office:value-type="string" calcext:value-type="string">
            <text:p>2016-12-04</text:p>
          </table:table-cell>
          <table:table-cell office:value-type="string" calcext:value-type="string">
            <text:p>Overcast_clouds</text:p>
          </table:table-cell>
          <table:table-cell office:value-type="float" office:value="68.25" calcext:value-type="float">
            <text:p>68.25</text:p>
          </table:table-cell>
          <table:table-cell office:value-type="float" office:value="93.08" calcext:value-type="float">
            <text:p>93.08</text:p>
          </table:table-cell>
          <table:table-cell office:value-type="float" office:value="0" calcext:value-type="float">
            <text:p>0</text:p>
          </table:table-cell>
          <table:table-cell office:value-type="float" office:value="25.08" calcext:value-type="float">
            <text:p>25.08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58]-[.$D$119]" office:value-type="float" office:value="0.172347826086934" calcext:value-type="float">
            <text:p>0.172</text:p>
          </table:table-cell>
          <table:table-cell table:style-name="ce4" table:formula="of:=[.G58]-[.$E$119]" office:value-type="float" office:value="-62.1903478260869" calcext:value-type="float">
            <text:p>-62.190</text:p>
          </table:table-cell>
          <table:table-cell table:style-name="ce4" table:formula="of:=[.K58]*[.L58]" office:value-type="float" office:value="-10.7183712514164" calcext:value-type="float">
            <text:p>-10.71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6-12-04</text:p>
          </table:table-cell>
          <table:table-cell table:style-name="ce2" office:value-type="string" calcext:value-type="string">
            <text:p>2016-12-05</text:p>
          </table:table-cell>
          <table:table-cell office:value-type="string" calcext:value-type="string">
            <text:p>Overcast_clouds</text:p>
          </table:table-cell>
          <table:table-cell office:value-type="float" office:value="58.28" calcext:value-type="float">
            <text:p>58.28</text:p>
          </table:table-cell>
          <table:table-cell office:value-type="float" office:value="94.72" calcext:value-type="float">
            <text:p>94.72</text:p>
          </table:table-cell>
          <table:table-cell office:value-type="float" office:value="0" calcext:value-type="float">
            <text:p>0</text:p>
          </table:table-cell>
          <table:table-cell office:value-type="float" office:value="27.78" calcext:value-type="float">
            <text:p>27.78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59]-[.$D$119]" office:value-type="float" office:value="-9.79765217391306" calcext:value-type="float">
            <text:p>-9.798</text:p>
          </table:table-cell>
          <table:table-cell table:style-name="ce4" table:formula="of:=[.G59]-[.$E$119]" office:value-type="float" office:value="-59.4903478260869" calcext:value-type="float">
            <text:p>-59.490</text:p>
          </table:table-cell>
          <table:table-cell table:style-name="ce4" table:formula="of:=[.K59]*[.L59]" office:value-type="float" office:value="582.865735705105" calcext:value-type="float">
            <text:p>582.86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6-12-05</text:p>
          </table:table-cell>
          <table:table-cell table:style-name="ce2" office:value-type="string" calcext:value-type="string">
            <text:p>2016-12-06</text:p>
          </table:table-cell>
          <table:table-cell office:value-type="string" calcext:value-type="string">
            <text:p>Overcast_clouds</text:p>
          </table:table-cell>
          <table:table-cell office:value-type="float" office:value="67.15" calcext:value-type="float">
            <text:p>67.15</text:p>
          </table:table-cell>
          <table:table-cell office:value-type="float" office:value="81.85" calcext:value-type="float">
            <text:p>81.85</text:p>
          </table:table-cell>
          <table:table-cell office:value-type="float" office:value="0" calcext:value-type="float">
            <text:p>0</text:p>
          </table:table-cell>
          <table:table-cell office:value-type="float" office:value="25.85" calcext:value-type="float">
            <text:p>25.85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60]-[.$D$119]" office:value-type="float" office:value="-0.92765217391306" calcext:value-type="float">
            <text:p>-0.928</text:p>
          </table:table-cell>
          <table:table-cell table:style-name="ce4" table:formula="of:=[.G60]-[.$E$119]" office:value-type="float" office:value="-61.4203478260869" calcext:value-type="float">
            <text:p>-61.420</text:p>
          </table:table-cell>
          <table:table-cell table:style-name="ce4" table:formula="of:=[.K60]*[.L60]" office:value-type="float" office:value="56.9767191833658" calcext:value-type="float">
            <text:p>56.97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6-12-06</text:p>
          </table:table-cell>
          <table:table-cell table:style-name="ce2" office:value-type="string" calcext:value-type="string">
            <text:p>2016-12-07</text:p>
          </table:table-cell>
          <table:table-cell office:value-type="string" calcext:value-type="string">
            <text:p>Overcast_clouds</text:p>
          </table:table-cell>
          <table:table-cell office:value-type="float" office:value="73.08" calcext:value-type="float">
            <text:p>73.08</text:p>
          </table:table-cell>
          <table:table-cell office:value-type="float" office:value="84.62" calcext:value-type="float">
            <text:p>84.62</text:p>
          </table:table-cell>
          <table:table-cell office:value-type="float" office:value="0" calcext:value-type="float">
            <text:p>0</text:p>
          </table:table-cell>
          <table:table-cell office:value-type="float" office:value="24.54" calcext:value-type="float">
            <text:p>24.54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61]-[.$D$119]" office:value-type="float" office:value="5.00234782608693" calcext:value-type="float">
            <text:p>5.002</text:p>
          </table:table-cell>
          <table:table-cell table:style-name="ce4" table:formula="of:=[.G61]-[.$E$119]" office:value-type="float" office:value="-62.7303478260869" calcext:value-type="float">
            <text:p>-62.730</text:p>
          </table:table-cell>
          <table:table-cell table:style-name="ce4" table:formula="of:=[.K61]*[.L61]" office:value-type="float" office:value="-313.799019077503" calcext:value-type="float">
            <text:p>-313.79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6-12-07</text:p>
          </table:table-cell>
          <table:table-cell table:style-name="ce2" office:value-type="string" calcext:value-type="string">
            <text:p>2016-12-08</text:p>
          </table:table-cell>
          <table:table-cell office:value-type="string" calcext:value-type="string">
            <text:p>Overcast_clouds</text:p>
          </table:table-cell>
          <table:table-cell office:value-type="float" office:value="69.42" calcext:value-type="float">
            <text:p>69.42</text:p>
          </table:table-cell>
          <table:table-cell office:value-type="float" office:value="91.71" calcext:value-type="float">
            <text:p>91.71</text:p>
          </table:table-cell>
          <table:table-cell office:value-type="float" office:value="0" calcext:value-type="float">
            <text:p>0</text:p>
          </table:table-cell>
          <table:table-cell office:value-type="float" office:value="26.54" calcext:value-type="float">
            <text:p>26.54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62]-[.$D$119]" office:value-type="float" office:value="1.34234782608694" calcext:value-type="float">
            <text:p>1.342</text:p>
          </table:table-cell>
          <table:table-cell table:style-name="ce4" table:formula="of:=[.G62]-[.$E$119]" office:value-type="float" office:value="-60.7303478260869" calcext:value-type="float">
            <text:p>-60.730</text:p>
          </table:table-cell>
          <table:table-cell table:style-name="ce4" table:formula="of:=[.K62]*[.L62]" office:value-type="float" office:value="-81.5212503818512" calcext:value-type="float">
            <text:p>-81.52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6-12-08</text:p>
          </table:table-cell>
          <table:table-cell table:style-name="ce2" office:value-type="string" calcext:value-type="string">
            <text:p>2016-12-09</text:p>
          </table:table-cell>
          <table:table-cell office:value-type="string" calcext:value-type="string">
            <text:p>Overcast_clouds</text:p>
          </table:table-cell>
          <table:table-cell office:value-type="float" office:value="67.76" calcext:value-type="float">
            <text:p>67.76</text:p>
          </table:table-cell>
          <table:table-cell office:value-type="float" office:value="87.9" calcext:value-type="float">
            <text:p>87.9</text:p>
          </table:table-cell>
          <table:table-cell office:value-type="float" office:value="0" calcext:value-type="float">
            <text:p>0</text:p>
          </table:table-cell>
          <table:table-cell office:value-type="float" office:value="26.52" calcext:value-type="float">
            <text:p>26.52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63]-[.$D$119]" office:value-type="float" office:value="-0.317652173913061" calcext:value-type="float">
            <text:p>-0.318</text:p>
          </table:table-cell>
          <table:table-cell table:style-name="ce4" table:formula="of:=[.G63]-[.$E$119]" office:value-type="float" office:value="-60.7503478260869" calcext:value-type="float">
            <text:p>-60.750</text:p>
          </table:table-cell>
          <table:table-cell table:style-name="ce4" table:formula="of:=[.K63]*[.L63]" office:value-type="float" office:value="19.2974800529311" calcext:value-type="float">
            <text:p>19.29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6-12-09</text:p>
          </table:table-cell>
          <table:table-cell table:style-name="ce2" office:value-type="string" calcext:value-type="string">
            <text:p>2016-12-10</text:p>
          </table:table-cell>
          <table:table-cell office:value-type="string" calcext:value-type="string">
            <text:p>Overcast_clouds</text:p>
          </table:table-cell>
          <table:table-cell office:value-type="float" office:value="67.92" calcext:value-type="float">
            <text:p>67.92</text:p>
          </table:table-cell>
          <table:table-cell office:value-type="float" office:value="93.23" calcext:value-type="float">
            <text:p>93.23</text:p>
          </table:table-cell>
          <table:table-cell office:value-type="float" office:value="0" calcext:value-type="float">
            <text:p>0</text:p>
          </table:table-cell>
          <table:table-cell office:value-type="float" office:value="26.69" calcext:value-type="float">
            <text:p>26.69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64]-[.$D$119]" office:value-type="float" office:value="-0.157652173913064" calcext:value-type="float">
            <text:p>-0.158</text:p>
          </table:table-cell>
          <table:table-cell table:style-name="ce4" table:formula="of:=[.G64]-[.$E$119]" office:value-type="float" office:value="-60.5803478260869" calcext:value-type="float">
            <text:p>-60.580</text:p>
          </table:table-cell>
          <table:table-cell table:style-name="ce4" table:formula="of:=[.K64]*[.L64]" office:value-type="float" office:value="9.55062353119217" calcext:value-type="float">
            <text:p>9.55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6-12-10</text:p>
          </table:table-cell>
          <table:table-cell table:style-name="ce2" office:value-type="string" calcext:value-type="string">
            <text:p>2016-12-11</text:p>
          </table:table-cell>
          <table:table-cell office:value-type="string" calcext:value-type="string">
            <text:p>Overcast_clouds</text:p>
          </table:table-cell>
          <table:table-cell office:value-type="float" office:value="69.07" calcext:value-type="float">
            <text:p>69.07</text:p>
          </table:table-cell>
          <table:table-cell office:value-type="float" office:value="91.07" calcext:value-type="float">
            <text:p>91.07</text:p>
          </table:table-cell>
          <table:table-cell office:value-type="float" office:value="0" calcext:value-type="float">
            <text:p>0</text:p>
          </table:table-cell>
          <table:table-cell office:value-type="float" office:value="25.43" calcext:value-type="float">
            <text:p>25.43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65]-[.$D$119]" office:value-type="float" office:value="0.992347826086927" calcext:value-type="float">
            <text:p>0.992</text:p>
          </table:table-cell>
          <table:table-cell table:style-name="ce4" table:formula="of:=[.G65]-[.$E$119]" office:value-type="float" office:value="-61.8403478260869" calcext:value-type="float">
            <text:p>-61.840</text:p>
          </table:table-cell>
          <table:table-cell table:style-name="ce4" table:formula="of:=[.K65]*[.L65]" office:value-type="float" office:value="-61.3671347296768" calcext:value-type="float">
            <text:p>-61.36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6-12-11</text:p>
          </table:table-cell>
          <table:table-cell table:style-name="ce2" office:value-type="string" calcext:value-type="string">
            <text:p>2016-12-12</text:p>
          </table:table-cell>
          <table:table-cell office:value-type="string" calcext:value-type="string">
            <text:p>Overcast_clouds</text:p>
          </table:table-cell>
          <table:table-cell office:value-type="float" office:value="70.73" calcext:value-type="float">
            <text:p>70.73</text:p>
          </table:table-cell>
          <table:table-cell office:value-type="float" office:value="90.55" calcext:value-type="float">
            <text:p>90.55</text:p>
          </table:table-cell>
          <table:table-cell office:value-type="float" office:value="0" calcext:value-type="float">
            <text:p>0</text:p>
          </table:table-cell>
          <table:table-cell office:value-type="float" office:value="25.09" calcext:value-type="float">
            <text:p>25.09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66]-[.$D$119]" office:value-type="float" office:value="2.65234782608694" calcext:value-type="float">
            <text:p>2.652</text:p>
          </table:table-cell>
          <table:table-cell table:style-name="ce4" table:formula="of:=[.G66]-[.$E$119]" office:value-type="float" office:value="-62.1803478260869" calcext:value-type="float">
            <text:p>-62.180</text:p>
          </table:table-cell>
          <table:table-cell table:style-name="ce4" table:formula="of:=[.K66]*[.L66]" office:value-type="float" office:value="-164.923910381851" calcext:value-type="float">
            <text:p>-164.92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6-12-12</text:p>
          </table:table-cell>
          <table:table-cell table:style-name="ce2" office:value-type="string" calcext:value-type="string">
            <text:p>2016-12-13</text:p>
          </table:table-cell>
          <table:table-cell office:value-type="string" calcext:value-type="string">
            <text:p>Overcast_clouds</text:p>
          </table:table-cell>
          <table:table-cell office:value-type="float" office:value="62.13" calcext:value-type="float">
            <text:p>62.13</text:p>
          </table:table-cell>
          <table:table-cell office:value-type="float" office:value="89.73" calcext:value-type="float">
            <text:p>89.73</text:p>
          </table:table-cell>
          <table:table-cell office:value-type="float" office:value="0" calcext:value-type="float">
            <text:p>0</text:p>
          </table:table-cell>
          <table:table-cell office:value-type="float" office:value="24.8" calcext:value-type="float">
            <text:p>24.8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67]-[.$D$119]" office:value-type="float" office:value="-5.94765217391306" calcext:value-type="float">
            <text:p>-5.948</text:p>
          </table:table-cell>
          <table:table-cell table:style-name="ce4" table:formula="of:=[.G67]-[.$E$119]" office:value-type="float" office:value="-62.4703478260869" calcext:value-type="float">
            <text:p>-62.470</text:p>
          </table:table-cell>
          <table:table-cell table:style-name="ce4" table:formula="of:=[.K67]*[.L67]" office:value-type="float" office:value="371.551900052931" calcext:value-type="float">
            <text:p>371.55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6-12-13</text:p>
          </table:table-cell>
          <table:table-cell table:style-name="ce2" office:value-type="string" calcext:value-type="string">
            <text:p>2016-12-14</text:p>
          </table:table-cell>
          <table:table-cell office:value-type="string" calcext:value-type="string">
            <text:p>Overcast_clouds</text:p>
          </table:table-cell>
          <table:table-cell office:value-type="float" office:value="70.5" calcext:value-type="float">
            <text:p>70.5</text:p>
          </table:table-cell>
          <table:table-cell office:value-type="float" office:value="79.1" calcext:value-type="float">
            <text:p>79.1</text:p>
          </table:table-cell>
          <table:table-cell office:value-type="float" office:value="0" calcext:value-type="float">
            <text:p>0</text:p>
          </table:table-cell>
          <table:table-cell office:value-type="float" office:value="25.7" calcext:value-type="float">
            <text:p>25.7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68]-[.$D$119]" office:value-type="float" office:value="2.42234782608693" calcext:value-type="float">
            <text:p>2.422</text:p>
          </table:table-cell>
          <table:table-cell table:style-name="ce4" table:formula="of:=[.G68]-[.$E$119]" office:value-type="float" office:value="-61.5703478260869" calcext:value-type="float">
            <text:p>-61.570</text:p>
          </table:table-cell>
          <table:table-cell table:style-name="ce4" table:formula="of:=[.K68]*[.L68]" office:value-type="float" office:value="-149.144798207938" calcext:value-type="float">
            <text:p>-149.14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6-12-14</text:p>
          </table:table-cell>
          <table:table-cell table:style-name="ce2" office:value-type="string" calcext:value-type="string">
            <text:p>2016-12-15</text:p>
          </table:table-cell>
          <table:table-cell office:value-type="string" calcext:value-type="string">
            <text:p>Overcast_clouds</text:p>
          </table:table-cell>
          <table:table-cell office:value-type="float" office:value="69.25" calcext:value-type="float">
            <text:p>69.25</text:p>
          </table:table-cell>
          <table:table-cell office:value-type="float" office:value="96.42" calcext:value-type="float">
            <text:p>96.42</text:p>
          </table:table-cell>
          <table:table-cell office:value-type="float" office:value="0" calcext:value-type="float">
            <text:p>0</text:p>
          </table:table-cell>
          <table:table-cell office:value-type="float" office:value="26.42" calcext:value-type="float">
            <text:p>26.42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69]-[.$D$119]" office:value-type="float" office:value="1.17234782608693" calcext:value-type="float">
            <text:p>1.172</text:p>
          </table:table-cell>
          <table:table-cell table:style-name="ce4" table:formula="of:=[.G69]-[.$E$119]" office:value-type="float" office:value="-60.8503478260869" calcext:value-type="float">
            <text:p>-60.850</text:p>
          </table:table-cell>
          <table:table-cell table:style-name="ce4" table:formula="of:=[.K69]*[.L69]" office:value-type="float" office:value="-71.3377729905468" calcext:value-type="float">
            <text:p>-71.33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6-12-15</text:p>
          </table:table-cell>
          <table:table-cell table:style-name="ce2" office:value-type="string" calcext:value-type="string">
            <text:p>2016-12-16</text:p>
          </table:table-cell>
          <table:table-cell office:value-type="string" calcext:value-type="string">
            <text:p>Overcast_clouds</text:p>
          </table:table-cell>
          <table:table-cell office:value-type="float" office:value="72.45" calcext:value-type="float">
            <text:p>72.45</text:p>
          </table:table-cell>
          <table:table-cell office:value-type="float" office:value="92.9" calcext:value-type="float">
            <text:p>92.9</text:p>
          </table:table-cell>
          <table:table-cell office:value-type="float" office:value="0" calcext:value-type="float">
            <text:p>0</text:p>
          </table:table-cell>
          <table:table-cell office:value-type="float" office:value="25.45" calcext:value-type="float">
            <text:p>25.45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70]-[.$D$119]" office:value-type="float" office:value="4.37234782608694" calcext:value-type="float">
            <text:p>4.372</text:p>
          </table:table-cell>
          <table:table-cell table:style-name="ce4" table:formula="of:=[.G70]-[.$E$119]" office:value-type="float" office:value="-61.8203478260869" calcext:value-type="float">
            <text:p>-61.820</text:p>
          </table:table-cell>
          <table:table-cell table:style-name="ce4" table:formula="of:=[.K70]*[.L70]" office:value-type="float" office:value="-270.300063425329" calcext:value-type="float">
            <text:p>-270.3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6-12-16</text:p>
          </table:table-cell>
          <table:table-cell table:style-name="ce2" office:value-type="string" calcext:value-type="string">
            <text:p>2016-12-17</text:p>
          </table:table-cell>
          <table:table-cell office:value-type="string" calcext:value-type="string">
            <text:p>Overcast_clouds</text:p>
          </table:table-cell>
          <table:table-cell office:value-type="float" office:value="71.75" calcext:value-type="float">
            <text:p>71.75</text:p>
          </table:table-cell>
          <table:table-cell office:value-type="float" office:value="85.67" calcext:value-type="float">
            <text:p>85.67</text:p>
          </table:table-cell>
          <table:table-cell office:value-type="float" office:value="0" calcext:value-type="float">
            <text:p>0</text:p>
          </table:table-cell>
          <table:table-cell office:value-type="float" office:value="25.17" calcext:value-type="float">
            <text:p>25.17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71]-[.$D$119]" office:value-type="float" office:value="3.67234782608693" calcext:value-type="float">
            <text:p>3.672</text:p>
          </table:table-cell>
          <table:table-cell table:style-name="ce4" table:formula="of:=[.G71]-[.$E$119]" office:value-type="float" office:value="-62.1003478260869" calcext:value-type="float">
            <text:p>-62.100</text:p>
          </table:table-cell>
          <table:table-cell table:style-name="ce4" table:formula="of:=[.K71]*[.L71]" office:value-type="float" office:value="-228.054077338373" calcext:value-type="float">
            <text:p>-228.05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6-12-17</text:p>
          </table:table-cell>
          <table:table-cell table:style-name="ce2" office:value-type="string" calcext:value-type="string">
            <text:p>2016-12-18</text:p>
          </table:table-cell>
          <table:table-cell office:value-type="string" calcext:value-type="string">
            <text:p>Overcast_clouds</text:p>
          </table:table-cell>
          <table:table-cell office:value-type="float" office:value="76.27" calcext:value-type="float">
            <text:p>76.27</text:p>
          </table:table-cell>
          <table:table-cell office:value-type="float" office:value="91.55" calcext:value-type="float">
            <text:p>91.55</text:p>
          </table:table-cell>
          <table:table-cell office:value-type="float" office:value="0" calcext:value-type="float">
            <text:p>0</text:p>
          </table:table-cell>
          <table:table-cell office:value-type="float" office:value="24.09" calcext:value-type="float">
            <text:p>24.09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72]-[.$D$119]" office:value-type="float" office:value="8.19234782608693" calcext:value-type="float">
            <text:p>8.192</text:p>
          </table:table-cell>
          <table:table-cell table:style-name="ce4" table:formula="of:=[.G72]-[.$E$119]" office:value-type="float" office:value="-63.1803478260869" calcext:value-type="float">
            <text:p>-63.180</text:p>
          </table:table-cell>
          <table:table-cell table:style-name="ce4" table:formula="of:=[.K72]*[.L72]" office:value-type="float" office:value="-517.595385164459" calcext:value-type="float">
            <text:p>-517.59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6-12-18</text:p>
          </table:table-cell>
          <table:table-cell table:style-name="ce2" office:value-type="string" calcext:value-type="string">
            <text:p>2016-12-19</text:p>
          </table:table-cell>
          <table:table-cell office:value-type="string" calcext:value-type="string">
            <text:p>Overcast_clouds</text:p>
          </table:table-cell>
          <table:table-cell office:value-type="float" office:value="73" calcext:value-type="float">
            <text:p>73</text:p>
          </table:table-cell>
          <table:table-cell office:value-type="float" office:value="72.5" calcext:value-type="float">
            <text:p>72.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73]-[.$D$119]" office:value-type="float" office:value="4.92234782608693" calcext:value-type="float">
            <text:p>4.922</text:p>
          </table:table-cell>
          <table:table-cell table:style-name="ce4" table:formula="of:=[.G73]-[.$E$119]" office:value-type="float" office:value="-62.2703478260869" calcext:value-type="float">
            <text:p>-62.270</text:p>
          </table:table-cell>
          <table:table-cell table:style-name="ce4" table:formula="of:=[.K73]*[.L73]" office:value-type="float" office:value="-306.516311251416" calcext:value-type="float">
            <text:p>-306.51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6-12-19</text:p>
          </table:table-cell>
          <table:table-cell table:style-name="ce2" office:value-type="string" calcext:value-type="string">
            <text:p>2016-12-20</text:p>
          </table:table-cell>
          <table:table-cell office:value-type="string" calcext:value-type="string">
            <text:p>Overcast_clouds</text:p>
          </table:table-cell>
          <table:table-cell office:value-type="float" office:value="55.14" calcext:value-type="float">
            <text:p>55.14</text:p>
          </table:table-cell>
          <table:table-cell office:value-type="float" office:value="84.86" calcext:value-type="float">
            <text:p>84.86</text:p>
          </table:table-cell>
          <table:table-cell office:value-type="float" office:value="0" calcext:value-type="float">
            <text:p>0</text:p>
          </table:table-cell>
          <table:table-cell office:value-type="float" office:value="28.86" calcext:value-type="float">
            <text:p>28.86</text:p>
          </table:table-cell>
          <table:table-cell office:value-type="string" calcext:value-type="string">
            <text:p>c04d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74]-[.$D$119]" office:value-type="float" office:value="-12.9376521739131" calcext:value-type="float">
            <text:p>-12.938</text:p>
          </table:table-cell>
          <table:table-cell table:style-name="ce4" table:formula="of:=[.G74]-[.$E$119]" office:value-type="float" office:value="-58.4103478260869" calcext:value-type="float">
            <text:p>-58.410</text:p>
          </table:table-cell>
          <table:table-cell table:style-name="ce4" table:formula="of:=[.K74]*[.L74]" office:value-type="float" office:value="755.692763531192" calcext:value-type="float">
            <text:p>755.69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6-12-20</text:p>
          </table:table-cell>
          <table:table-cell table:style-name="ce2" office:value-type="string" calcext:value-type="string">
            <text:p>2016-12-21</text:p>
          </table:table-cell>
          <table:table-cell office:value-type="string" calcext:value-type="string">
            <text:p>Overcast_clouds</text:p>
          </table:table-cell>
          <table:table-cell office:value-type="float" office:value="63.71" calcext:value-type="float">
            <text:p>63.71</text:p>
          </table:table-cell>
          <table:table-cell office:value-type="float" office:value="89.14" calcext:value-type="float">
            <text:p>89.14</text:p>
          </table:table-cell>
          <table:table-cell office:value-type="float" office:value="0" calcext:value-type="float">
            <text:p>0</text:p>
          </table:table-cell>
          <table:table-cell office:value-type="float" office:value="26.86" calcext:value-type="float">
            <text:p>26.86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75]-[.$D$119]" office:value-type="float" office:value="-4.36765217391307" calcext:value-type="float">
            <text:p>-4.368</text:p>
          </table:table-cell>
          <table:table-cell table:style-name="ce4" table:formula="of:=[.G75]-[.$E$119]" office:value-type="float" office:value="-60.4103478260869" calcext:value-type="float">
            <text:p>-60.410</text:p>
          </table:table-cell>
          <table:table-cell table:style-name="ce4" table:formula="of:=[.K75]*[.L75]" office:value-type="float" office:value="263.851387009453" calcext:value-type="float">
            <text:p>263.85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6-12-21</text:p>
          </table:table-cell>
          <table:table-cell table:style-name="ce2" office:value-type="string" calcext:value-type="string">
            <text:p>2016-12-22</text:p>
          </table:table-cell>
          <table:table-cell office:value-type="string" calcext:value-type="string">
            <text:p>Overcast_clouds</text:p>
          </table:table-cell>
          <table:table-cell office:value-type="float" office:value="64.57" calcext:value-type="float">
            <text:p>64.57</text:p>
          </table:table-cell>
          <table:table-cell office:value-type="float" office:value="95.57" calcext:value-type="float">
            <text:p>95.57</text:p>
          </table:table-cell>
          <table:table-cell office:value-type="float" office:value="0" calcext:value-type="float">
            <text:p>0</text:p>
          </table:table-cell>
          <table:table-cell office:value-type="float" office:value="24.86" calcext:value-type="float">
            <text:p>24.86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76]-[.$D$119]" office:value-type="float" office:value="-3.50765217391307" calcext:value-type="float">
            <text:p>-3.508</text:p>
          </table:table-cell>
          <table:table-cell table:style-name="ce4" table:formula="of:=[.G76]-[.$E$119]" office:value-type="float" office:value="-62.4103478260869" calcext:value-type="float">
            <text:p>-62.410</text:p>
          </table:table-cell>
          <table:table-cell table:style-name="ce4" table:formula="of:=[.K76]*[.L76]" office:value-type="float" office:value="218.913792226845" calcext:value-type="float">
            <text:p>218.91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6-12-22</text:p>
          </table:table-cell>
          <table:table-cell table:style-name="ce2" office:value-type="string" calcext:value-type="string">
            <text:p>2016-12-23</text:p>
          </table:table-cell>
          <table:table-cell office:value-type="string" calcext:value-type="string">
            <text:p>Overcast_clouds</text:p>
          </table:table-cell>
          <table:table-cell office:value-type="float" office:value="56.73" calcext:value-type="float">
            <text:p>56.73</text:p>
          </table:table-cell>
          <table:table-cell office:value-type="float" office:value="91.82" calcext:value-type="float">
            <text:p>91.82</text:p>
          </table:table-cell>
          <table:table-cell office:value-type="float" office:value="0" calcext:value-type="float">
            <text:p>0</text:p>
          </table:table-cell>
          <table:table-cell office:value-type="float" office:value="28.18" calcext:value-type="float">
            <text:p>28.18</text:p>
          </table:table-cell>
          <table:table-cell office:value-type="string" calcext:value-type="string">
            <text:p>c04d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77]-[.$D$119]" office:value-type="float" office:value="-11.3476521739131" calcext:value-type="float">
            <text:p>-11.348</text:p>
          </table:table-cell>
          <table:table-cell table:style-name="ce4" table:formula="of:=[.G77]-[.$E$119]" office:value-type="float" office:value="-59.0903478260869" calcext:value-type="float">
            <text:p>-59.090</text:p>
          </table:table-cell>
          <table:table-cell table:style-name="ce4" table:formula="of:=[.K77]*[.L77]" office:value-type="float" office:value="670.536713965974" calcext:value-type="float">
            <text:p>670.53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6-12-23</text:p>
          </table:table-cell>
          <table:table-cell table:style-name="ce2" office:value-type="string" calcext:value-type="string">
            <text:p>2016-12-24</text:p>
          </table:table-cell>
          <table:table-cell office:value-type="string" calcext:value-type="string">
            <text:p>Overcast_clouds</text:p>
          </table:table-cell>
          <table:table-cell office:value-type="float" office:value="56.1" calcext:value-type="float">
            <text:p>56.1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28.29" calcext:value-type="float">
            <text:p>28.29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78]-[.$D$119]" office:value-type="float" office:value="-11.9776521739131" calcext:value-type="float">
            <text:p>-11.978</text:p>
          </table:table-cell>
          <table:table-cell table:style-name="ce4" table:formula="of:=[.G78]-[.$E$119]" office:value-type="float" office:value="-58.9803478260869" calcext:value-type="float">
            <text:p>-58.980</text:p>
          </table:table-cell>
          <table:table-cell table:style-name="ce4" table:formula="of:=[.K78]*[.L78]" office:value-type="float" office:value="706.446091357279" calcext:value-type="float">
            <text:p>706.44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6-12-24</text:p>
          </table:table-cell>
          <table:table-cell table:style-name="ce2" office:value-type="string" calcext:value-type="string">
            <text:p>2016-12-25</text:p>
          </table:table-cell>
          <table:table-cell office:value-type="string" calcext:value-type="string">
            <text:p>Overcast_clouds</text:p>
          </table:table-cell>
          <table:table-cell office:value-type="float" office:value="56.77" calcext:value-type="float">
            <text:p>56.77</text:p>
          </table:table-cell>
          <table:table-cell office:value-type="float" office:value="95.46" calcext:value-type="float">
            <text:p>95.46</text:p>
          </table:table-cell>
          <table:table-cell office:value-type="float" office:value="0" calcext:value-type="float">
            <text:p>0</text:p>
          </table:table-cell>
          <table:table-cell office:value-type="float" office:value="26.38" calcext:value-type="float">
            <text:p>26.38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79]-[.$D$119]" office:value-type="float" office:value="-11.3076521739131" calcext:value-type="float">
            <text:p>-11.308</text:p>
          </table:table-cell>
          <table:table-cell table:style-name="ce4" table:formula="of:=[.G79]-[.$E$119]" office:value-type="float" office:value="-60.8903478260869" calcext:value-type="float">
            <text:p>-60.890</text:p>
          </table:table-cell>
          <table:table-cell table:style-name="ce4" table:formula="of:=[.K79]*[.L79]" office:value-type="float" office:value="688.526873965974" calcext:value-type="float">
            <text:p>688.52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6-12-25</text:p>
          </table:table-cell>
          <table:table-cell table:style-name="ce2" office:value-type="string" calcext:value-type="string">
            <text:p>2016-12-26</text:p>
          </table:table-cell>
          <table:table-cell office:value-type="string" calcext:value-type="string">
            <text:p>Overcast_clouds</text:p>
          </table:table-cell>
          <table:table-cell office:value-type="float" office:value="59.29" calcext:value-type="float">
            <text:p>59.29</text:p>
          </table:table-cell>
          <table:table-cell office:value-type="float" office:value="90.36" calcext:value-type="float">
            <text:p>90.36</text:p>
          </table:table-cell>
          <table:table-cell office:value-type="float" office:value="0" calcext:value-type="float">
            <text:p>0</text:p>
          </table:table-cell>
          <table:table-cell office:value-type="float" office:value="27.57" calcext:value-type="float">
            <text:p>27.57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80]-[.$D$119]" office:value-type="float" office:value="-8.78765217391307" calcext:value-type="float">
            <text:p>-8.788</text:p>
          </table:table-cell>
          <table:table-cell table:style-name="ce4" table:formula="of:=[.G80]-[.$E$119]" office:value-type="float" office:value="-59.7003478260869" calcext:value-type="float">
            <text:p>-59.700</text:p>
          </table:table-cell>
          <table:table-cell table:style-name="ce4" table:formula="of:=[.K80]*[.L80]" office:value-type="float" office:value="524.625891357279" calcext:value-type="float">
            <text:p>524.62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6-12-26</text:p>
          </table:table-cell>
          <table:table-cell table:style-name="ce2" office:value-type="string" calcext:value-type="string">
            <text:p>2016-12-27</text:p>
          </table:table-cell>
          <table:table-cell office:value-type="string" calcext:value-type="string">
            <text:p>Overcast_clouds</text:p>
          </table:table-cell>
          <table:table-cell office:value-type="float" office:value="70.8" calcext:value-type="float">
            <text:p>70.8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4.4" calcext:value-type="float">
            <text:p>24.4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81]-[.$D$119]" office:value-type="float" office:value="2.72234782608693" calcext:value-type="float">
            <text:p>2.722</text:p>
          </table:table-cell>
          <table:table-cell table:style-name="ce4" table:formula="of:=[.G81]-[.$E$119]" office:value-type="float" office:value="-62.8703478260869" calcext:value-type="float">
            <text:p>-62.870</text:p>
          </table:table-cell>
          <table:table-cell table:style-name="ce4" table:formula="of:=[.K81]*[.L81]" office:value-type="float" office:value="-171.154954729677" calcext:value-type="float">
            <text:p>-171.15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6-12-27</text:p>
          </table:table-cell>
          <table:table-cell table:style-name="ce2" office:value-type="string" calcext:value-type="string">
            <text:p>2016-12-28</text:p>
          </table:table-cell>
          <table:table-cell office:value-type="string" calcext:value-type="string">
            <text:p>Overcast_clouds</text:p>
          </table:table-cell>
          <table:table-cell office:value-type="float" office:value="61.75" calcext:value-type="float">
            <text:p>61.75</text:p>
          </table:table-cell>
          <table:table-cell office:value-type="float" office:value="89.25" calcext:value-type="float">
            <text:p>89.25</text:p>
          </table:table-cell>
          <table:table-cell office:value-type="float" office:value="0" calcext:value-type="float">
            <text:p>0</text:p>
          </table:table-cell>
          <table:table-cell office:value-type="float" office:value="27.06" calcext:value-type="float">
            <text:p>27.06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82]-[.$D$119]" office:value-type="float" office:value="-6.32765217391307" calcext:value-type="float">
            <text:p>-6.328</text:p>
          </table:table-cell>
          <table:table-cell table:style-name="ce4" table:formula="of:=[.G82]-[.$E$119]" office:value-type="float" office:value="-60.2103478260869" calcext:value-type="float">
            <text:p>-60.210</text:p>
          </table:table-cell>
          <table:table-cell table:style-name="ce4" table:formula="of:=[.K82]*[.L82]" office:value-type="float" office:value="380.990138313801" calcext:value-type="float">
            <text:p>380.99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6-12-28</text:p>
          </table:table-cell>
          <table:table-cell table:style-name="ce2" office:value-type="string" calcext:value-type="string">
            <text:p>2016-12-29</text:p>
          </table:table-cell>
          <table:table-cell office:value-type="string" calcext:value-type="string">
            <text:p>Overcast_clouds</text:p>
          </table:table-cell>
          <table:table-cell office:value-type="float" office:value="63" calcext:value-type="float">
            <text:p>63</text:p>
          </table:table-cell>
          <table:table-cell office:value-type="float" office:value="81.86" calcext:value-type="float">
            <text:p>81.86</text:p>
          </table:table-cell>
          <table:table-cell office:value-type="float" office:value="0" calcext:value-type="float">
            <text:p>0</text:p>
          </table:table-cell>
          <table:table-cell office:value-type="float" office:value="27.71" calcext:value-type="float">
            <text:p>27.71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83]-[.$D$119]" office:value-type="float" office:value="-5.07765217391307" calcext:value-type="float">
            <text:p>-5.078</text:p>
          </table:table-cell>
          <table:table-cell table:style-name="ce4" table:formula="of:=[.G83]-[.$E$119]" office:value-type="float" office:value="-59.5603478260869" calcext:value-type="float">
            <text:p>-59.560</text:p>
          </table:table-cell>
          <table:table-cell table:style-name="ce4" table:formula="of:=[.K83]*[.L83]" office:value-type="float" office:value="302.426729618149" calcext:value-type="float">
            <text:p>302.42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6-12-29</text:p>
          </table:table-cell>
          <table:table-cell table:style-name="ce2" office:value-type="string" calcext:value-type="string">
            <text:p>2016-12-30</text:p>
          </table:table-cell>
          <table:table-cell office:value-type="string" calcext:value-type="string">
            <text:p>Overcast_clouds</text:p>
          </table:table-cell>
          <table:table-cell office:value-type="float" office:value="66.62" calcext:value-type="float">
            <text:p>66.62</text:p>
          </table:table-cell>
          <table:table-cell office:value-type="float" office:value="83.85" calcext:value-type="float">
            <text:p>83.85</text:p>
          </table:table-cell>
          <table:table-cell office:value-type="float" office:value="0" calcext:value-type="float">
            <text:p>0</text:p>
          </table:table-cell>
          <table:table-cell office:value-type="float" office:value="26.54" calcext:value-type="float">
            <text:p>26.54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84]-[.$D$119]" office:value-type="float" office:value="-1.45765217391306" calcext:value-type="float">
            <text:p>-1.458</text:p>
          </table:table-cell>
          <table:table-cell table:style-name="ce4" table:formula="of:=[.G84]-[.$E$119]" office:value-type="float" office:value="-60.7303478260869" calcext:value-type="float">
            <text:p>-60.730</text:p>
          </table:table-cell>
          <table:table-cell table:style-name="ce4" table:formula="of:=[.K84]*[.L84]" office:value-type="float" office:value="88.5237235311919" calcext:value-type="float">
            <text:p>88.52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6-12-30</text:p>
          </table:table-cell>
          <table:table-cell table:style-name="ce2" office:value-type="string" calcext:value-type="string">
            <text:p>2016-12-31</text:p>
          </table:table-cell>
          <table:table-cell office:value-type="string" calcext:value-type="string">
            <text:p>Overcast_clouds</text:p>
          </table:table-cell>
          <table:table-cell office:value-type="float" office:value="62" calcext:value-type="float">
            <text:p>62</text:p>
          </table:table-cell>
          <table:table-cell office:value-type="float" office:value="93.78" calcext:value-type="float">
            <text:p>93.78</text:p>
          </table:table-cell>
          <table:table-cell office:value-type="float" office:value="0" calcext:value-type="float">
            <text:p>0</text:p>
          </table:table-cell>
          <table:table-cell office:value-type="float" office:value="27.39" calcext:value-type="float">
            <text:p>27.39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85]-[.$D$119]" office:value-type="float" office:value="-6.07765217391307" calcext:value-type="float">
            <text:p>-6.078</text:p>
          </table:table-cell>
          <table:table-cell table:style-name="ce4" table:formula="of:=[.G85]-[.$E$119]" office:value-type="float" office:value="-59.8803478260869" calcext:value-type="float">
            <text:p>-59.880</text:p>
          </table:table-cell>
          <table:table-cell table:style-name="ce4" table:formula="of:=[.K85]*[.L85]" office:value-type="float" office:value="363.931926139888" calcext:value-type="float">
            <text:p>363.93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6-12-31</text:p>
          </table:table-cell>
          <table:table-cell table:style-name="ce2" office:value-type="string" calcext:value-type="string">
            <text:p>2017-01-01</text:p>
          </table:table-cell>
          <table:table-cell office:value-type="string" calcext:value-type="string">
            <text:p>Overcast_clouds</text:p>
          </table:table-cell>
          <table:table-cell office:value-type="float" office:value="41.07" calcext:value-type="float">
            <text:p>41.07</text:p>
          </table:table-cell>
          <table:table-cell office:value-type="float" office:value="88.4" calcext:value-type="float">
            <text:p>88.4</text:p>
          </table:table-cell>
          <table:table-cell office:value-type="float" office:value="0" calcext:value-type="float">
            <text:p>0</text:p>
          </table:table-cell>
          <table:table-cell office:value-type="float" office:value="19.4" calcext:value-type="float">
            <text:p>19.4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86]-[.$D$119]" office:value-type="float" office:value="-27.0076521739131" calcext:value-type="float">
            <text:p>-27.008</text:p>
          </table:table-cell>
          <table:table-cell table:style-name="ce4" table:formula="of:=[.G86]-[.$E$119]" office:value-type="float" office:value="-67.8703478260869" calcext:value-type="float">
            <text:p>-67.870</text:p>
          </table:table-cell>
          <table:table-cell table:style-name="ce4" table:formula="of:=[.K86]*[.L86]" office:value-type="float" office:value="1833.01874700945" calcext:value-type="float">
            <text:p>1833.01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7-01-01</text:p>
          </table:table-cell>
          <table:table-cell table:style-name="ce2" office:value-type="string" calcext:value-type="string">
            <text:p>2017-01-02</text:p>
          </table:table-cell>
          <table:table-cell office:value-type="string" calcext:value-type="string">
            <text:p>Overcast_clouds</text:p>
          </table:table-cell>
          <table:table-cell office:value-type="float" office:value="11.74" calcext:value-type="float">
            <text:p>11.74</text:p>
          </table:table-cell>
          <table:table-cell office:value-type="float" office:value="79.47" calcext:value-type="float">
            <text:p>79.47</text:p>
          </table:table-cell>
          <table:table-cell office:value-type="float" office:value="0" calcext:value-type="float">
            <text:p>0</text:p>
          </table:table-cell>
          <table:table-cell office:value-type="float" office:value="6.58" calcext:value-type="float">
            <text:p>6.58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87]-[.$D$119]" office:value-type="float" office:value="-56.3376521739131" calcext:value-type="float">
            <text:p>-56.338</text:p>
          </table:table-cell>
          <table:table-cell table:style-name="ce4" table:formula="of:=[.G87]-[.$E$119]" office:value-type="float" office:value="-80.6903478260869" calcext:value-type="float">
            <text:p>-80.690</text:p>
          </table:table-cell>
          <table:table-cell table:style-name="ce4" table:formula="of:=[.K87]*[.L87]" office:value-type="float" office:value="4545.90474961815" calcext:value-type="float">
            <text:p>4545.90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7-01-02</text:p>
          </table:table-cell>
          <table:table-cell table:style-name="ce2" office:value-type="string" calcext:value-type="string">
            <text:p>2017-01-03</text:p>
          </table:table-cell>
          <table:table-cell office:value-type="string" calcext:value-type="string">
            <text:p>Overcast_clouds</text:p>
          </table:table-cell>
          <table:table-cell office:value-type="float" office:value="62.4" calcext:value-type="float">
            <text:p>62.4</text:p>
          </table:table-cell>
          <table:table-cell office:value-type="float" office:value="88.8" calcext:value-type="float">
            <text:p>88.8</text:p>
          </table:table-cell>
          <table:table-cell office:value-type="float" office:value="0" calcext:value-type="float">
            <text:p>0</text:p>
          </table:table-cell>
          <table:table-cell office:value-type="float" office:value="28.8" calcext:value-type="float">
            <text:p>28.8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88]-[.$D$119]" office:value-type="float" office:value="-5.67765217391307" calcext:value-type="float">
            <text:p>-5.678</text:p>
          </table:table-cell>
          <table:table-cell table:style-name="ce4" table:formula="of:=[.G88]-[.$E$119]" office:value-type="float" office:value="-58.4703478260869" calcext:value-type="float">
            <text:p>-58.470</text:p>
          </table:table-cell>
          <table:table-cell table:style-name="ce4" table:formula="of:=[.K88]*[.L88]" office:value-type="float" office:value="331.974297444235" calcext:value-type="float">
            <text:p>331.97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7-01-03</text:p>
          </table:table-cell>
          <table:table-cell table:style-name="ce2" office:value-type="string" calcext:value-type="string">
            <text:p>2017-01-04</text:p>
          </table:table-cell>
          <table:table-cell office:value-type="string" calcext:value-type="string">
            <text:p>Overcast_clouds</text:p>
          </table:table-cell>
          <table:table-cell office:value-type="float" office:value="72" calcext:value-type="float">
            <text:p>72</text:p>
          </table:table-cell>
          <table:table-cell office:value-type="float" office:value="86.67" calcext:value-type="float">
            <text:p>86.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89]-[.$D$119]" office:value-type="float" office:value="3.92234782608693" calcext:value-type="float">
            <text:p>3.922</text:p>
          </table:table-cell>
          <table:table-cell table:style-name="ce4" table:formula="of:=[.G89]-[.$E$119]" office:value-type="float" office:value="-61.2703478260869" calcext:value-type="float">
            <text:p>-61.270</text:p>
          </table:table-cell>
          <table:table-cell table:style-name="ce4" table:formula="of:=[.K89]*[.L89]" office:value-type="float" office:value="-240.323615599242" calcext:value-type="float">
            <text:p>-240.32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7-01-04</text:p>
          </table:table-cell>
          <table:table-cell table:style-name="ce2" office:value-type="string" calcext:value-type="string">
            <text:p>2017-01-05</text:p>
          </table:table-cell>
          <table:table-cell office:value-type="string" calcext:value-type="string">
            <text:p>Overcast_clouds</text:p>
          </table:table-cell>
          <table:table-cell office:value-type="float" office:value="64.38" calcext:value-type="float">
            <text:p>64.38</text:p>
          </table:table-cell>
          <table:table-cell office:value-type="float" office:value="73.38" calcext:value-type="float">
            <text:p>73.38</text:p>
          </table:table-cell>
          <table:table-cell office:value-type="float" office:value="0" calcext:value-type="float">
            <text:p>0</text:p>
          </table:table-cell>
          <table:table-cell office:value-type="float" office:value="27.88" calcext:value-type="float">
            <text:p>27.88</text:p>
          </table:table-cell>
          <table:table-cell office:value-type="string" calcext:value-type="string">
            <text:p>c04d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90]-[.$D$119]" office:value-type="float" office:value="-3.69765217391307" calcext:value-type="float">
            <text:p>-3.698</text:p>
          </table:table-cell>
          <table:table-cell table:style-name="ce4" table:formula="of:=[.G90]-[.$E$119]" office:value-type="float" office:value="-59.3903478260869" calcext:value-type="float">
            <text:p>-59.390</text:p>
          </table:table-cell>
          <table:table-cell table:style-name="ce4" table:formula="of:=[.K90]*[.L90]" office:value-type="float" office:value="219.604848748584" calcext:value-type="float">
            <text:p>219.60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7-01-05</text:p>
          </table:table-cell>
          <table:table-cell table:style-name="ce2" office:value-type="string" calcext:value-type="string">
            <text:p>2017-01-06</text:p>
          </table:table-cell>
          <table:table-cell office:value-type="string" calcext:value-type="string">
            <text:p>Overcast_clouds</text:p>
          </table:table-cell>
          <table:table-cell office:value-type="float" office:value="74.46" calcext:value-type="float">
            <text:p>74.46</text:p>
          </table:table-cell>
          <table:table-cell office:value-type="float" office:value="89.46" calcext:value-type="float">
            <text:p>89.46</text:p>
          </table:table-cell>
          <table:table-cell office:value-type="float" office:value="0" calcext:value-type="float">
            <text:p>0</text:p>
          </table:table-cell>
          <table:table-cell office:value-type="float" office:value="26.31" calcext:value-type="float">
            <text:p>26.31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91]-[.$D$119]" office:value-type="float" office:value="6.38234782608693" calcext:value-type="float">
            <text:p>6.382</text:p>
          </table:table-cell>
          <table:table-cell table:style-name="ce4" table:formula="of:=[.G91]-[.$E$119]" office:value-type="float" office:value="-60.9603478260869" calcext:value-type="float">
            <text:p>-60.960</text:p>
          </table:table-cell>
          <table:table-cell table:style-name="ce4" table:formula="of:=[.K91]*[.L91]" office:value-type="float" office:value="-389.070143425329" calcext:value-type="float">
            <text:p>-389.07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7-01-06</text:p>
          </table:table-cell>
          <table:table-cell table:style-name="ce2" office:value-type="string" calcext:value-type="string">
            <text:p>2017-01-07</text:p>
          </table:table-cell>
          <table:table-cell office:value-type="string" calcext:value-type="string">
            <text:p>Overcast_clouds</text:p>
          </table:table-cell>
          <table:table-cell office:value-type="float" office:value="72.14" calcext:value-type="float">
            <text:p>72.14</text:p>
          </table:table-cell>
          <table:table-cell office:value-type="float" office:value="90.9" calcext:value-type="float">
            <text:p>90.9</text:p>
          </table:table-cell>
          <table:table-cell office:value-type="float" office:value="0" calcext:value-type="float">
            <text:p>0</text:p>
          </table:table-cell>
          <table:table-cell office:value-type="float" office:value="27.62" calcext:value-type="float">
            <text:p>27.62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92]-[.$D$119]" office:value-type="float" office:value="4.06234782608694" calcext:value-type="float">
            <text:p>4.062</text:p>
          </table:table-cell>
          <table:table-cell table:style-name="ce4" table:formula="of:=[.G92]-[.$E$119]" office:value-type="float" office:value="-59.6503478260869" calcext:value-type="float">
            <text:p>-59.650</text:p>
          </table:table-cell>
          <table:table-cell table:style-name="ce4" table:formula="of:=[.K92]*[.L92]" office:value-type="float" office:value="-242.320460816634" calcext:value-type="float">
            <text:p>-242.32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7-01-07</text:p>
          </table:table-cell>
          <table:table-cell table:style-name="ce2" office:value-type="string" calcext:value-type="string">
            <text:p>2017-01-08</text:p>
          </table:table-cell>
          <table:table-cell office:value-type="string" calcext:value-type="string">
            <text:p>Overcast_clouds</text:p>
          </table:table-cell>
          <table:table-cell office:value-type="float" office:value="70.75" calcext:value-type="float">
            <text:p>70.75</text:p>
          </table:table-cell>
          <table:table-cell office:value-type="float" office:value="92.69" calcext:value-type="float">
            <text:p>92.69</text:p>
          </table:table-cell>
          <table:table-cell office:value-type="float" office:value="0" calcext:value-type="float">
            <text:p>0</text:p>
          </table:table-cell>
          <table:table-cell office:value-type="float" office:value="27.81" calcext:value-type="float">
            <text:p>27.81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93]-[.$D$119]" office:value-type="float" office:value="2.67234782608693" calcext:value-type="float">
            <text:p>2.672</text:p>
          </table:table-cell>
          <table:table-cell table:style-name="ce4" table:formula="of:=[.G93]-[.$E$119]" office:value-type="float" office:value="-59.4603478260869" calcext:value-type="float">
            <text:p>-59.460</text:p>
          </table:table-cell>
          <table:table-cell table:style-name="ce4" table:formula="of:=[.K93]*[.L93]" office:value-type="float" office:value="-158.898731251416" calcext:value-type="float">
            <text:p>-158.89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7-01-08</text:p>
          </table:table-cell>
          <table:table-cell table:style-name="ce2" office:value-type="string" calcext:value-type="string">
            <text:p>2017-01-09</text:p>
          </table:table-cell>
          <table:table-cell office:value-type="string" calcext:value-type="string">
            <text:p>Overcast_clouds</text:p>
          </table:table-cell>
          <table:table-cell office:value-type="float" office:value="93.22" calcext:value-type="float">
            <text:p>93.22</text:p>
          </table:table-cell>
          <table:table-cell office:value-type="float" office:value="96.33" calcext:value-type="float">
            <text:p>96.33</text:p>
          </table:table-cell>
          <table:table-cell office:value-type="float" office:value="0" calcext:value-type="float">
            <text:p>0</text:p>
          </table:table-cell>
          <table:table-cell office:value-type="float" office:value="23.44" calcext:value-type="float">
            <text:p>23.44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94]-[.$D$119]" office:value-type="float" office:value="25.1423478260869" calcext:value-type="float">
            <text:p>25.142</text:p>
          </table:table-cell>
          <table:table-cell table:style-name="ce4" table:formula="of:=[.G94]-[.$E$119]" office:value-type="float" office:value="-63.8303478260869" calcext:value-type="float">
            <text:p>-63.830</text:p>
          </table:table-cell>
          <table:table-cell table:style-name="ce4" table:formula="of:=[.K94]*[.L94]" office:value-type="float" office:value="-1604.84480690359" calcext:value-type="float">
            <text:p>-1604.84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7-01-09</text:p>
          </table:table-cell>
          <table:table-cell table:style-name="ce2" office:value-type="string" calcext:value-type="string">
            <text:p>2017-01-10</text:p>
          </table:table-cell>
          <table:table-cell office:value-type="string" calcext:value-type="string">
            <text:p>Overcast_clouds</text:p>
          </table:table-cell>
          <table:table-cell office:value-type="float" office:value="78.64" calcext:value-type="float">
            <text:p>78.64</text:p>
          </table:table-cell>
          <table:table-cell office:value-type="float" office:value="94.09" calcext:value-type="float">
            <text:p>94.09</text:p>
          </table:table-cell>
          <table:table-cell office:value-type="float" office:value="0" calcext:value-type="float">
            <text:p>0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c04d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95]-[.$D$119]" office:value-type="float" office:value="10.5623478260869" calcext:value-type="float">
            <text:p>10.562</text:p>
          </table:table-cell>
          <table:table-cell table:style-name="ce4" table:formula="of:=[.G95]-[.$E$119]" office:value-type="float" office:value="-60.7203478260869" calcext:value-type="float">
            <text:p>-60.720</text:p>
          </table:table-cell>
          <table:table-cell table:style-name="ce4" table:formula="of:=[.K95]*[.L95]" office:value-type="float" office:value="-641.349433860112" calcext:value-type="float">
            <text:p>-641.34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7-01-10</text:p>
          </table:table-cell>
          <table:table-cell table:style-name="ce2" office:value-type="string" calcext:value-type="string">
            <text:p>2017-01-11</text:p>
          </table:table-cell>
          <table:table-cell office:value-type="string" calcext:value-type="string">
            <text:p>Overcast_clouds</text:p>
          </table:table-cell>
          <table:table-cell office:value-type="float" office:value="84.1" calcext:value-type="float">
            <text:p>84.1</text:p>
          </table:table-cell>
          <table:table-cell office:value-type="float" office:value="88.8" calcext:value-type="float">
            <text:p>88.8</text:p>
          </table:table-cell>
          <table:table-cell office:value-type="float" office:value="0" calcext:value-type="float">
            <text:p>0</text:p>
          </table:table-cell>
          <table:table-cell office:value-type="float" office:value="25.2" calcext:value-type="float">
            <text:p>25.2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96]-[.$D$119]" office:value-type="float" office:value="16.0223478260869" calcext:value-type="float">
            <text:p>16.022</text:p>
          </table:table-cell>
          <table:table-cell table:style-name="ce4" table:formula="of:=[.G96]-[.$E$119]" office:value-type="float" office:value="-62.0703478260869" calcext:value-type="float">
            <text:p>-62.070</text:p>
          </table:table-cell>
          <table:table-cell table:style-name="ce4" table:formula="of:=[.K96]*[.L96]" office:value-type="float" office:value="-994.512702555763" calcext:value-type="float">
            <text:p>-994.51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7-01-11</text:p>
          </table:table-cell>
          <table:table-cell table:style-name="ce2" office:value-type="string" calcext:value-type="string">
            <text:p>2017-01-12</text:p>
          </table:table-cell>
          <table:table-cell office:value-type="string" calcext:value-type="string">
            <text:p>Overcast_clouds</text:p>
          </table:table-cell>
          <table:table-cell office:value-type="float" office:value="71.31" calcext:value-type="float">
            <text:p>71.3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97]-[.$D$119]" office:value-type="float" office:value="3.23234782608694" calcext:value-type="float">
            <text:p>3.232</text:p>
          </table:table-cell>
          <table:table-cell table:style-name="ce4" table:formula="of:=[.G97]-[.$E$119]" office:value-type="float" office:value="-59.7703478260869" calcext:value-type="float">
            <text:p>-59.770</text:p>
          </table:table-cell>
          <table:table-cell table:style-name="ce4" table:formula="of:=[.K97]*[.L97]" office:value-type="float" office:value="-193.198553860112" calcext:value-type="float">
            <text:p>-193.19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7-01-12</text:p>
          </table:table-cell>
          <table:table-cell table:style-name="ce2" office:value-type="string" calcext:value-type="string">
            <text:p>2017-01-13</text:p>
          </table:table-cell>
          <table:table-cell office:value-type="string" calcext:value-type="string">
            <text:p>Overcast_clouds</text:p>
          </table:table-cell>
          <table:table-cell office:value-type="float" office:value="65.96" calcext:value-type="float">
            <text:p>65.96</text:p>
          </table:table-cell>
          <table:table-cell office:value-type="float" office:value="94.71" calcext:value-type="float">
            <text:p>94.71</text:p>
          </table:table-cell>
          <table:table-cell office:value-type="float" office:value="0" calcext:value-type="float">
            <text:p>0</text:p>
          </table:table-cell>
          <table:table-cell office:value-type="float" office:value="24.96" calcext:value-type="float">
            <text:p>24.96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98]-[.$D$119]" office:value-type="float" office:value="-2.11765217391307" calcext:value-type="float">
            <text:p>-2.118</text:p>
          </table:table-cell>
          <table:table-cell table:style-name="ce4" table:formula="of:=[.G98]-[.$E$119]" office:value-type="float" office:value="-62.3103478260869" calcext:value-type="float">
            <text:p>-62.310</text:p>
          </table:table-cell>
          <table:table-cell table:style-name="ce4" table:formula="of:=[.K98]*[.L98]" office:value-type="float" office:value="131.951643531193" calcext:value-type="float">
            <text:p>131.95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7-01-13</text:p>
          </table:table-cell>
          <table:table-cell table:style-name="ce2" office:value-type="string" calcext:value-type="string">
            <text:p>2017-01-14</text:p>
          </table:table-cell>
          <table:table-cell office:value-type="string" calcext:value-type="string">
            <text:p>Overcast_clouds</text:p>
          </table:table-cell>
          <table:table-cell office:value-type="float" office:value="75.84" calcext:value-type="float">
            <text:p>75.84</text:p>
          </table:table-cell>
          <table:table-cell office:value-type="float" office:value="91.89" calcext:value-type="float">
            <text:p>91.89</text:p>
          </table:table-cell>
          <table:table-cell office:value-type="float" office:value="0" calcext:value-type="float">
            <text:p>0</text:p>
          </table:table-cell>
          <table:table-cell office:value-type="float" office:value="26.89" calcext:value-type="float">
            <text:p>26.89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99]-[.$D$119]" office:value-type="float" office:value="7.76234782608694" calcext:value-type="float">
            <text:p>7.762</text:p>
          </table:table-cell>
          <table:table-cell table:style-name="ce4" table:formula="of:=[.G99]-[.$E$119]" office:value-type="float" office:value="-60.3803478260869" calcext:value-type="float">
            <text:p>-60.380</text:p>
          </table:table-cell>
          <table:table-cell table:style-name="ce4" table:formula="of:=[.K99]*[.L99]" office:value-type="float" office:value="-468.693261686199" calcext:value-type="float">
            <text:p>-468.69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7-01-14</text:p>
          </table:table-cell>
          <table:table-cell table:style-name="ce2" office:value-type="string" calcext:value-type="string">
            <text:p>2017-01-15</text:p>
          </table:table-cell>
          <table:table-cell office:value-type="string" calcext:value-type="string">
            <text:p>Overcast_clouds</text:p>
          </table:table-cell>
          <table:table-cell office:value-type="float" office:value="91.64" calcext:value-type="float">
            <text:p>91.64</text:p>
          </table:table-cell>
          <table:table-cell office:value-type="float" office:value="86.27" calcext:value-type="float">
            <text:p>86.27</text:p>
          </table:table-cell>
          <table:table-cell office:value-type="float" office:value="0" calcext:value-type="float">
            <text:p>0</text:p>
          </table:table-cell>
          <table:table-cell office:value-type="float" office:value="24.73" calcext:value-type="float">
            <text:p>24.73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100]-[.$D$119]" office:value-type="float" office:value="23.5623478260869" calcext:value-type="float">
            <text:p>23.562</text:p>
          </table:table-cell>
          <table:table-cell table:style-name="ce4" table:formula="of:=[.G100]-[.$E$119]" office:value-type="float" office:value="-62.5403478260869" calcext:value-type="float">
            <text:p>-62.540</text:p>
          </table:table-cell>
          <table:table-cell table:style-name="ce4" table:formula="of:=[.K100]*[.L100]" office:value-type="float" office:value="-1473.59742864272" calcext:value-type="float">
            <text:p>-1473.59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7-01-15</text:p>
          </table:table-cell>
          <table:table-cell table:style-name="ce2" office:value-type="string" calcext:value-type="string">
            <text:p>2017-01-16</text:p>
          </table:table-cell>
          <table:table-cell office:value-type="string" calcext:value-type="string">
            <text:p>Overcast_clouds</text:p>
          </table:table-cell>
          <table:table-cell office:value-type="float" office:value="80.33" calcext:value-type="float">
            <text:p>80.33</text:p>
          </table:table-cell>
          <table:table-cell office:value-type="float" office:value="89.5" calcext:value-type="float">
            <text:p>89.5</text:p>
          </table:table-cell>
          <table:table-cell office:value-type="float" office:value="0" calcext:value-type="float">
            <text:p>0</text:p>
          </table:table-cell>
          <table:table-cell office:value-type="float" office:value="26.25" calcext:value-type="float">
            <text:p>26.25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101]-[.$D$119]" office:value-type="float" office:value="12.2523478260869" calcext:value-type="float">
            <text:p>12.252</text:p>
          </table:table-cell>
          <table:table-cell table:style-name="ce4" table:formula="of:=[.G101]-[.$E$119]" office:value-type="float" office:value="-61.0203478260869" calcext:value-type="float">
            <text:p>-61.020</text:p>
          </table:table-cell>
          <table:table-cell table:style-name="ce4" table:formula="of:=[.K101]*[.L101]" office:value-type="float" office:value="-747.642526034024" calcext:value-type="float">
            <text:p>-747.64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7-01-16</text:p>
          </table:table-cell>
          <table:table-cell table:style-name="ce2" office:value-type="string" calcext:value-type="string">
            <text:p>2017-01-17</text:p>
          </table:table-cell>
          <table:table-cell office:value-type="string" calcext:value-type="string">
            <text:p>Overcast_clouds</text:p>
          </table:table-cell>
          <table:table-cell office:value-type="float" office:value="71.7" calcext:value-type="float">
            <text:p>71.7</text:p>
          </table:table-cell>
          <table:table-cell office:value-type="float" office:value="78.8" calcext:value-type="float">
            <text:p>78.8</text:p>
          </table:table-cell>
          <table:table-cell office:value-type="float" office:value="0" calcext:value-type="float">
            <text:p>0</text:p>
          </table:table-cell>
          <table:table-cell office:value-type="float" office:value="26.9" calcext:value-type="float">
            <text:p>26.9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102]-[.$D$119]" office:value-type="float" office:value="3.62234782608694" calcext:value-type="float">
            <text:p>3.622</text:p>
          </table:table-cell>
          <table:table-cell table:style-name="ce4" table:formula="of:=[.G102]-[.$E$119]" office:value-type="float" office:value="-60.3703478260869" calcext:value-type="float">
            <text:p>-60.370</text:p>
          </table:table-cell>
          <table:table-cell table:style-name="ce4" table:formula="of:=[.K102]*[.L102]" office:value-type="float" office:value="-218.682398207938" calcext:value-type="float">
            <text:p>-218.68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7-01-17</text:p>
          </table:table-cell>
          <table:table-cell table:style-name="ce2" office:value-type="string" calcext:value-type="string">
            <text:p>2017-01-18</text:p>
          </table:table-cell>
          <table:table-cell office:value-type="string" calcext:value-type="string">
            <text:p>Overcast_clouds</text:p>
          </table:table-cell>
          <table:table-cell office:value-type="float" office:value="68.25" calcext:value-type="float">
            <text:p>68.25</text:p>
          </table:table-cell>
          <table:table-cell office:value-type="float" office:value="88.5" calcext:value-type="float">
            <text:p>88.5</text:p>
          </table:table-cell>
          <table:table-cell office:value-type="float" office:value="0" calcext:value-type="float">
            <text:p>0</text:p>
          </table:table-cell>
          <table:table-cell office:value-type="float" office:value="22.62" calcext:value-type="float">
            <text:p>22.62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103]-[.$D$119]" office:value-type="float" office:value="0.172347826086934" calcext:value-type="float">
            <text:p>0.172</text:p>
          </table:table-cell>
          <table:table-cell table:style-name="ce4" table:formula="of:=[.G103]-[.$E$119]" office:value-type="float" office:value="-64.6503478260869" calcext:value-type="float">
            <text:p>-64.650</text:p>
          </table:table-cell>
          <table:table-cell table:style-name="ce4" table:formula="of:=[.K103]*[.L103]" office:value-type="float" office:value="-11.1423469035902" calcext:value-type="float">
            <text:p>-11.14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7-01-18</text:p>
          </table:table-cell>
          <table:table-cell table:style-name="ce2" office:value-type="string" calcext:value-type="string">
            <text:p>2017-01-19</text:p>
          </table:table-cell>
          <table:table-cell office:value-type="string" calcext:value-type="string">
            <text:p>Overcast_clouds</text:p>
          </table:table-cell>
          <table:table-cell office:value-type="float" office:value="66.43" calcext:value-type="float">
            <text:p>66.43</text:p>
          </table:table-cell>
          <table:table-cell office:value-type="float" office:value="85.43" calcext:value-type="float">
            <text:p>85.43</text:p>
          </table:table-cell>
          <table:table-cell office:value-type="float" office:value="0" calcext:value-type="float">
            <text:p>0</text:p>
          </table:table-cell>
          <table:table-cell office:value-type="float" office:value="25.64" calcext:value-type="float">
            <text:p>25.64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104]-[.$D$119]" office:value-type="float" office:value="-1.64765217391306" calcext:value-type="float">
            <text:p>-1.648</text:p>
          </table:table-cell>
          <table:table-cell table:style-name="ce4" table:formula="of:=[.G104]-[.$E$119]" office:value-type="float" office:value="-61.6303478260869" calcext:value-type="float">
            <text:p>-61.630</text:p>
          </table:table-cell>
          <table:table-cell table:style-name="ce4" table:formula="of:=[.K104]*[.L104]" office:value-type="float" office:value="101.54537657467" calcext:value-type="float">
            <text:p>101.54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7-01-19</text:p>
          </table:table-cell>
          <table:table-cell table:style-name="ce2" office:value-type="string" calcext:value-type="string">
            <text:p>2017-01-20</text:p>
          </table:table-cell>
          <table:table-cell office:value-type="string" calcext:value-type="string">
            <text:p>Overcast_clouds</text:p>
          </table:table-cell>
          <table:table-cell office:value-type="float" office:value="66.77" calcext:value-type="float">
            <text:p>66.77</text:p>
          </table:table-cell>
          <table:table-cell office:value-type="float" office:value="87.46" calcext:value-type="float">
            <text:p>87.46</text:p>
          </table:table-cell>
          <table:table-cell office:value-type="float" office:value="0" calcext:value-type="float">
            <text:p>0</text:p>
          </table:table-cell>
          <table:table-cell office:value-type="float" office:value="28.38" calcext:value-type="float">
            <text:p>28.38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105]-[.$D$119]" office:value-type="float" office:value="-1.30765217391307" calcext:value-type="float">
            <text:p>-1.308</text:p>
          </table:table-cell>
          <table:table-cell table:style-name="ce4" table:formula="of:=[.G105]-[.$E$119]" office:value-type="float" office:value="-58.8903478260869" calcext:value-type="float">
            <text:p>-58.890</text:p>
          </table:table-cell>
          <table:table-cell table:style-name="ce4" table:formula="of:=[.K105]*[.L105]" office:value-type="float" office:value="77.0080913572794" calcext:value-type="float">
            <text:p>77.00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7-01-20</text:p>
          </table:table-cell>
          <table:table-cell table:style-name="ce2" office:value-type="string" calcext:value-type="string">
            <text:p>2017-01-21</text:p>
          </table:table-cell>
          <table:table-cell office:value-type="string" calcext:value-type="string">
            <text:p>Overcast_clouds</text:p>
          </table:table-cell>
          <table:table-cell office:value-type="float" office:value="80.7" calcext:value-type="float">
            <text:p>80.7</text:p>
          </table:table-cell>
          <table:table-cell office:value-type="float" office:value="91.7" calcext:value-type="float">
            <text:p>91.7</text:p>
          </table:table-cell>
          <table:table-cell office:value-type="float" office:value="0" calcext:value-type="float">
            <text:p>0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106]-[.$D$119]" office:value-type="float" office:value="12.6223478260869" calcext:value-type="float">
            <text:p>12.622</text:p>
          </table:table-cell>
          <table:table-cell table:style-name="ce4" table:formula="of:=[.G106]-[.$E$119]" office:value-type="float" office:value="-61.8703478260869" calcext:value-type="float">
            <text:p>-61.870</text:p>
          </table:table-cell>
          <table:table-cell table:style-name="ce4" table:formula="of:=[.K106]*[.L106]" office:value-type="float" office:value="-780.949050381851" calcext:value-type="float">
            <text:p>-780.94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7-01-21</text:p>
          </table:table-cell>
          <table:table-cell table:style-name="ce2" office:value-type="string" calcext:value-type="string">
            <text:p>2017-01-22</text:p>
          </table:table-cell>
          <table:table-cell office:value-type="string" calcext:value-type="string">
            <text:p>Overcast_clouds</text:p>
          </table:table-cell>
          <table:table-cell office:value-type="float" office:value="74.33" calcext:value-type="float">
            <text:p>74.33</text:p>
          </table:table-cell>
          <table:table-cell office:value-type="float" office:value="92.67" calcext:value-type="float">
            <text:p>92.67</text:p>
          </table:table-cell>
          <table:table-cell office:value-type="float" office:value="0" calcext:value-type="float">
            <text:p>0</text:p>
          </table:table-cell>
          <table:table-cell office:value-type="float" office:value="26.29" calcext:value-type="float">
            <text:p>26.29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107]-[.$D$119]" office:value-type="float" office:value="6.25234782608693" calcext:value-type="float">
            <text:p>6.252</text:p>
          </table:table-cell>
          <table:table-cell table:style-name="ce4" table:formula="of:=[.G107]-[.$E$119]" office:value-type="float" office:value="-60.9803478260869" calcext:value-type="float">
            <text:p>-60.980</text:p>
          </table:table-cell>
          <table:table-cell table:style-name="ce4" table:formula="of:=[.K107]*[.L107]" office:value-type="float" office:value="-381.270345164459" calcext:value-type="float">
            <text:p>-381.27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7-01-22</text:p>
          </table:table-cell>
          <table:table-cell table:style-name="ce2" office:value-type="string" calcext:value-type="string">
            <text:p>2017-01-23</text:p>
          </table:table-cell>
          <table:table-cell office:value-type="string" calcext:value-type="string">
            <text:p>Overcast_clouds</text:p>
          </table:table-cell>
          <table:table-cell office:value-type="float" office:value="74.27" calcext:value-type="float">
            <text:p>74.27</text:p>
          </table:table-cell>
          <table:table-cell office:value-type="float" office:value="82.36" calcext:value-type="float">
            <text:p>82.36</text:p>
          </table:table-cell>
          <table:table-cell office:value-type="float" office:value="0" calcext:value-type="float">
            <text:p>0</text:p>
          </table:table-cell>
          <table:table-cell office:value-type="float" office:value="26.82" calcext:value-type="float">
            <text:p>26.82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108]-[.$D$119]" office:value-type="float" office:value="6.19234782608693" calcext:value-type="float">
            <text:p>6.192</text:p>
          </table:table-cell>
          <table:table-cell table:style-name="ce4" table:formula="of:=[.G108]-[.$E$119]" office:value-type="float" office:value="-60.4503478260869" calcext:value-type="float">
            <text:p>-60.450</text:p>
          </table:table-cell>
          <table:table-cell table:style-name="ce4" table:formula="of:=[.K108]*[.L108]" office:value-type="float" office:value="-374.329579947068" calcext:value-type="float">
            <text:p>-374.33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7-01-23</text:p>
          </table:table-cell>
          <table:table-cell table:style-name="ce2" office:value-type="string" calcext:value-type="string">
            <text:p>2017-01-24</text:p>
          </table:table-cell>
          <table:table-cell office:value-type="string" calcext:value-type="string">
            <text:p>Overcast_clouds</text:p>
          </table:table-cell>
          <table:table-cell office:value-type="float" office:value="66.9" calcext:value-type="float">
            <text:p>66.9</text:p>
          </table:table-cell>
          <table:table-cell office:value-type="float" office:value="90.38" calcext:value-type="float">
            <text:p>90.38</text:p>
          </table:table-cell>
          <table:table-cell office:value-type="float" office:value="0" calcext:value-type="float">
            <text:p>0</text:p>
          </table:table-cell>
          <table:table-cell office:value-type="float" office:value="28.29" calcext:value-type="float">
            <text:p>28.29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109]-[.$D$119]" office:value-type="float" office:value="-1.17765217391306" calcext:value-type="float">
            <text:p>-1.178</text:p>
          </table:table-cell>
          <table:table-cell table:style-name="ce4" table:formula="of:=[.G109]-[.$E$119]" office:value-type="float" office:value="-58.9803478260869" calcext:value-type="float">
            <text:p>-58.980</text:p>
          </table:table-cell>
          <table:table-cell table:style-name="ce4" table:formula="of:=[.K109]*[.L109]" office:value-type="float" office:value="69.4583348355397" calcext:value-type="float">
            <text:p>69.45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7-01-24</text:p>
          </table:table-cell>
          <table:table-cell table:style-name="ce2" office:value-type="string" calcext:value-type="string">
            <text:p>2017-01-25</text:p>
          </table:table-cell>
          <table:table-cell office:value-type="string" calcext:value-type="string">
            <text:p>Overcast_clouds</text:p>
          </table:table-cell>
          <table:table-cell office:value-type="float" office:value="75.64" calcext:value-type="float">
            <text:p>75.64</text:p>
          </table:table-cell>
          <table:table-cell office:value-type="float" office:value="90.07" calcext:value-type="float">
            <text:p>90.07</text:p>
          </table:table-cell>
          <table:table-cell office:value-type="float" office:value="0" calcext:value-type="float">
            <text:p>0</text:p>
          </table:table-cell>
          <table:table-cell office:value-type="float" office:value="26.43" calcext:value-type="float">
            <text:p>26.43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110]-[.$D$119]" office:value-type="float" office:value="7.56234782608694" calcext:value-type="float">
            <text:p>7.562</text:p>
          </table:table-cell>
          <table:table-cell table:style-name="ce4" table:formula="of:=[.G110]-[.$E$119]" office:value-type="float" office:value="-60.8403478260869" calcext:value-type="float">
            <text:p>-60.840</text:p>
          </table:table-cell>
          <table:table-cell table:style-name="ce4" table:formula="of:=[.K110]*[.L110]" office:value-type="float" office:value="-460.095872120981" calcext:value-type="float">
            <text:p>-460.09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7-01-25</text:p>
          </table:table-cell>
          <table:table-cell table:style-name="ce2" office:value-type="string" calcext:value-type="string">
            <text:p>2017-01-26</text:p>
          </table:table-cell>
          <table:table-cell office:value-type="string" calcext:value-type="string">
            <text:p>Overcast_clouds</text:p>
          </table:table-cell>
          <table:table-cell office:value-type="float" office:value="75.96" calcext:value-type="float">
            <text:p>75.96</text:p>
          </table:table-cell>
          <table:table-cell office:value-type="float" office:value="91.88" calcext:value-type="float">
            <text:p>91.88</text:p>
          </table:table-cell>
          <table:table-cell office:value-type="float" office:value="0" calcext:value-type="float">
            <text:p>0</text:p>
          </table:table-cell>
          <table:table-cell office:value-type="float" office:value="26.62" calcext:value-type="float">
            <text:p>26.62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111]-[.$D$119]" office:value-type="float" office:value="7.88234782608693" calcext:value-type="float">
            <text:p>7.882</text:p>
          </table:table-cell>
          <table:table-cell table:style-name="ce4" table:formula="of:=[.G111]-[.$E$119]" office:value-type="float" office:value="-60.6503478260869" calcext:value-type="float">
            <text:p>-60.650</text:p>
          </table:table-cell>
          <table:table-cell table:style-name="ce4" table:formula="of:=[.K111]*[.L111]" office:value-type="float" office:value="-478.067137338372" calcext:value-type="float">
            <text:p>-478.06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7-01-26</text:p>
          </table:table-cell>
          <table:table-cell table:style-name="ce2" office:value-type="string" calcext:value-type="string">
            <text:p>2017-01-27</text:p>
          </table:table-cell>
          <table:table-cell office:value-type="string" calcext:value-type="string">
            <text:p>Overcast_clouds</text:p>
          </table:table-cell>
          <table:table-cell office:value-type="float" office:value="80.54" calcext:value-type="float">
            <text:p>80.54</text:p>
          </table:table-cell>
          <table:table-cell office:value-type="float" office:value="86.38" calcext:value-type="float">
            <text:p>86.38</text:p>
          </table:table-cell>
          <table:table-cell office:value-type="float" office:value="0" calcext:value-type="float">
            <text:p>0</text:p>
          </table:table-cell>
          <table:table-cell office:value-type="float" office:value="25.85" calcext:value-type="float">
            <text:p>25.85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112]-[.$D$119]" office:value-type="float" office:value="12.4623478260869" calcext:value-type="float">
            <text:p>12.462</text:p>
          </table:table-cell>
          <table:table-cell table:style-name="ce4" table:formula="of:=[.G112]-[.$E$119]" office:value-type="float" office:value="-61.4203478260869" calcext:value-type="float">
            <text:p>-61.420</text:p>
          </table:table-cell>
          <table:table-cell table:style-name="ce4" table:formula="of:=[.K112]*[.L112]" office:value-type="float" office:value="-765.441738207938" calcext:value-type="float">
            <text:p>-765.44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7-01-27</text:p>
          </table:table-cell>
          <table:table-cell table:style-name="ce2" office:value-type="string" calcext:value-type="string">
            <text:p>2017-01-28</text:p>
          </table:table-cell>
          <table:table-cell office:value-type="string" calcext:value-type="string">
            <text:p>Overcast_clouds</text:p>
          </table:table-cell>
          <table:table-cell office:value-type="float" office:value="71.74" calcext:value-type="float">
            <text:p>71.74</text:p>
          </table:table-cell>
          <table:table-cell office:value-type="float" office:value="78.21" calcext:value-type="float">
            <text:p>78.21</text:p>
          </table:table-cell>
          <table:table-cell office:value-type="float" office:value="0" calcext:value-type="float">
            <text:p>0</text:p>
          </table:table-cell>
          <table:table-cell office:value-type="float" office:value="23.37" calcext:value-type="float">
            <text:p>23.37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113]-[.$D$119]" office:value-type="float" office:value="3.66234782608693" calcext:value-type="float">
            <text:p>3.662</text:p>
          </table:table-cell>
          <table:table-cell table:style-name="ce4" table:formula="of:=[.G113]-[.$E$119]" office:value-type="float" office:value="-63.9003478260869" calcext:value-type="float">
            <text:p>-63.900</text:p>
          </table:table-cell>
          <table:table-cell table:style-name="ce4" table:formula="of:=[.K113]*[.L113]" office:value-type="float" office:value="-234.025299947068" calcext:value-type="float">
            <text:p>-234.02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7-01-28</text:p>
          </table:table-cell>
          <table:table-cell table:style-name="ce2" office:value-type="string" calcext:value-type="string">
            <text:p>2017-01-29</text:p>
          </table:table-cell>
          <table:table-cell office:value-type="string" calcext:value-type="string">
            <text:p>Overcast_clouds</text:p>
          </table:table-cell>
          <table:table-cell office:value-type="float" office:value="79.5" calcext:value-type="float">
            <text:p>79.5</text:p>
          </table:table-cell>
          <table:table-cell office:value-type="float" office:value="90.33" calcext:value-type="float">
            <text:p>90.33</text:p>
          </table:table-cell>
          <table:table-cell office:value-type="float" office:value="0" calcext:value-type="float">
            <text:p>0</text:p>
          </table:table-cell>
          <table:table-cell office:value-type="float" office:value="26.78" calcext:value-type="float">
            <text:p>26.78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114]-[.$D$119]" office:value-type="float" office:value="11.4223478260869" calcext:value-type="float">
            <text:p>11.422</text:p>
          </table:table-cell>
          <table:table-cell table:style-name="ce4" table:formula="of:=[.G114]-[.$E$119]" office:value-type="float" office:value="-60.4903478260869" calcext:value-type="float">
            <text:p>-60.490</text:p>
          </table:table-cell>
          <table:table-cell table:style-name="ce4" table:formula="of:=[.K114]*[.L114]" office:value-type="float" office:value="-690.941792990546" calcext:value-type="float">
            <text:p>-690.94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7-01-29</text:p>
          </table:table-cell>
          <table:table-cell table:style-name="ce2" office:value-type="string" calcext:value-type="string">
            <text:p>2017-01-30</text:p>
          </table:table-cell>
          <table:table-cell office:value-type="string" calcext:value-type="string">
            <text:p>Overcast_clouds</text:p>
          </table:table-cell>
          <table:table-cell office:value-type="float" office:value="90.91" calcext:value-type="float">
            <text:p>90.91</text:p>
          </table:table-cell>
          <table:table-cell office:value-type="float" office:value="90.64" calcext:value-type="float">
            <text:p>90.64</text:p>
          </table:table-cell>
          <table:table-cell office:value-type="float" office:value="0" calcext:value-type="float">
            <text:p>0</text:p>
          </table:table-cell>
          <table:table-cell office:value-type="float" office:value="24.55" calcext:value-type="float">
            <text:p>24.55</text:p>
          </table:table-cell>
          <table:table-cell office:value-type="string" calcext:value-type="string">
            <text:p>c04n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115]-[.$D$119]" office:value-type="float" office:value="22.8323478260869" calcext:value-type="float">
            <text:p>22.832</text:p>
          </table:table-cell>
          <table:table-cell table:style-name="ce4" table:formula="of:=[.G115]-[.$E$119]" office:value-type="float" office:value="-62.7203478260869" calcext:value-type="float">
            <text:p>-62.720</text:p>
          </table:table-cell>
          <table:table-cell table:style-name="ce4" table:formula="of:=[.K115]*[.L115]" office:value-type="float" office:value="-1432.05279733837" calcext:value-type="float">
            <text:p>-1432.05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17-01-30</text:p>
          </table:table-cell>
          <table:table-cell table:style-name="ce2" office:value-type="string" calcext:value-type="string">
            <text:p>2017-01-31</text:p>
          </table:table-cell>
          <table:table-cell office:value-type="string" calcext:value-type="string">
            <text:p>Overcast_clouds</text:p>
          </table:table-cell>
          <table:table-cell office:value-type="float" office:value="81.5" calcext:value-type="float">
            <text:p>81.5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04d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4" table:formula="of:=[.D116]-[.$D$119]" office:value-type="float" office:value="13.4223478260869" calcext:value-type="float">
            <text:p>13.422</text:p>
          </table:table-cell>
          <table:table-cell table:style-name="ce4" table:formula="of:=[.G116]-[.$E$119]" office:value-type="float" office:value="-60.2703478260869" calcext:value-type="float">
            <text:p>-60.270</text:p>
          </table:table-cell>
          <table:table-cell table:style-name="ce4" table:formula="of:=[.K116]*[.L116]" office:value-type="float" office:value="-808.969572120981" calcext:value-type="float">
            <text:p>-808.97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 office:value-type="string" calcext:value-type="string">
            <text:p>Total</text:p>
          </table:table-cell>
          <table:table-cell table:formula="of:=SUM([.D2:.D116])" office:value-type="float" office:value="7828.93" calcext:value-type="float">
            <text:p>7828.93</text:p>
          </table:table-cell>
          <table:table-cell table:formula="of:=SUM([.E2:.E116])" office:value-type="float" office:value="10036.09" calcext:value-type="float">
            <text:p>10036.09</text:p>
          </table:table-cell>
          <table:table-cell table:number-columns-repeated="7"/>
          <table:table-cell table:formula="of:=SUM([.M2:.M116])" office:value-type="float" office:value="3836.55849043494" calcext:value-type="float">
            <text:p>3836.55849043494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office:value-type="string" calcext:value-type="string">
            <text:p>Average</text:p>
          </table:table-cell>
          <table:table-cell table:style-name="ce4" table:formula="of:=AVERAGE([.D2:.D116])" office:value-type="float" office:value="68.0776521739131" calcext:value-type="float">
            <text:p>68.078</text:p>
          </table:table-cell>
          <table:table-cell table:style-name="ce4" table:formula="of:=AVERAGE([.E2:.E116])" office:value-type="float" office:value="87.2703478260869" calcext:value-type="float">
            <text:p>87.270</text:p>
          </table:table-cell>
          <table:table-cell table:number-columns-repeated="6"/>
          <table:table-cell table:style-name="ce3" office:value-type="string" calcext:value-type="string">
            <text:p>Covarianza</text:p>
          </table:table-cell>
          <table:table-cell table:style-name="ce4" table:formula="of:=[.M118]/114" office:value-type="float" office:value="33.6540218459206" calcext:value-type="float">
            <text:p>33.654</text:p>
          </table:table-cell>
          <table:table-cell table:number-columns-repeated="1011"/>
        </table:table-row>
        <table:table-row table:style-name="ro1" table:number-rows-repeated="10484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2" loext:min-decimal-places="12" number:min-integer-digits="1"/>
    </number:number-style>
    <number:number-style style:name="N108">
      <number:number number:decimal-places="11" loext:min-decimal-places="11" number:min-integer-digits="1"/>
    </number:number-style>
    <number:number-style style:name="N109">
      <number:number number:decimal-places="10" loext:min-decimal-places="10" number:min-integer-digits="1"/>
    </number:number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number:number-style style:name="N117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2-19T00:42:21.697548189</dc:date>
    <meta:editing-duration>PT6M33S</meta:editing-duration>
    <meta:editing-cycles>8</meta:editing-cycles>
    <meta:generator>LibreOffice/6.4.6.2$Linux_X86_64 LibreOffice_project/40$Build-2</meta:generator>
    <meta:document-statistic meta:table-count="1" meta:cell-count="1401" meta:object-count="0"/>
  </office:meta>
</office:document-meta>
</file>